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fill-color="#ffcc99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cc00" draw:textarea-vertical-align="top" draw:shadow="visible"/>
    </style:style>
    <style:style style:name="gr1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draw:stroke-dash="Fine_20_Dashe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8" style:family="graphic" style:parent-style-name="standard">
      <style:graphic-properties draw:fill-color="#cccc99" draw:textarea-horizontal-align="justify" draw:textarea-vertical-align="middle" draw:auto-grow-height="false" fo:min-height="0cm" fo:min-width="0cm" draw:shadow="visible"/>
    </style:style>
    <style:style style:name="gr19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ffd320" draw:textarea-horizontal-align="justify" draw:textarea-vertical-align="top" draw:auto-grow-height="false" fo:min-height="0cm" fo:min-width="0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solid" draw:stroke-dash="Fine_20_Dashed" draw:fill-color="#99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eeeeee" draw:textarea-horizontal-align="justify" draw:textarea-vertical-align="top" draw:auto-grow-height="false" fo:min-height="0cm" fo:min-width="0cm" fo:wrap-option="no-wrap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-color="#ffcccc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0cm" fo:min-width="0cm" draw:shadow="visible"/>
    </style:style>
    <style:style style:name="gr30" style:family="graphic" style:parent-style-name="standard">
      <style:graphic-properties draw:fill-color="#99ff66" draw:textarea-vertical-align="middle"/>
    </style:style>
    <style:style style:name="gr31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fill-color="#ccff00" draw:textarea-vertical-align="middle"/>
    </style:style>
    <style:style style:name="gr34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draw:stroke="dash" draw:stroke-dash="Fine_20_Dashed_20__28_var_29_" svg:stroke-width="0.081cm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stroke="dash" draw:stroke-dash="Fine_20_Dashed_20__28_var_29_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40" style:family="graphic" style:parent-style-name="standard">
      <style:graphic-properties draw:fill-color="#ffffcc" draw:textarea-horizontal-align="justify" draw:textarea-vertical-align="top" draw:auto-grow-height="false" fo:min-height="0cm" fo:min-width="0cm"/>
    </style:style>
    <style:style style:name="gr41" style:family="graphic" style:parent-style-name="objectwithoutfill">
      <style:graphic-properties draw:stroke="dash" draw:stroke-dash="Fine_20_Dashed_20__28_var_29_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.102cm" fo:margin-bottom="0.102cm" fo:text-align="start"/>
    </style:style>
    <style:style style:name="P7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8" style:family="paragraph">
      <style:paragraph-properties fo:margin-top="0.205cm" fo:margin-bottom="0.205cm" fo:text-align="start"/>
    </style:style>
    <style:style style:name="P9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style:text-line-through-style="none" fo:font-size="12pt" style:text-underline-style="none" style:font-size-asian="12pt" style:font-size-complex="12pt"/>
    </style:style>
    <style:style style:name="P13" style:family="paragraph">
      <style:paragraph-properties fo:text-align="center"/>
      <style:text-properties style:text-line-through-style="none" fo:font-size="12pt" style:font-size-asian="12pt" style:font-size-complex="12pt"/>
    </style:style>
    <style:style style:name="P14" style:family="paragraph">
      <style:paragraph-properties fo:margin-top="0.307cm" fo:margin-bottom="0.307cm" fo:text-align="start"/>
    </style:style>
    <style:style style:name="P15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16" style:family="paragraph">
      <style:paragraph-properties fo:text-align="start"/>
      <style:text-properties style:font-size-asian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line-through-style="none" fo:font-size="12pt" style:text-underline-style="none" style:font-size-asian="12pt" style:font-size-complex="12pt"/>
    </style:style>
    <style:style style:name="T7" style:family="text">
      <style:text-properties style:text-line-through-style="none"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size-asian="18pt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0000" fo:font-size="12pt" style:font-size-asian="12pt" style:font-size-complex="12pt"/>
    </style:style>
    <style:style style:name="T1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8" draw:id="id8" draw:layer="layout" svg:width="2cm" svg:height="2cm" svg:x="5.8cm" svg:y="1.9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2cm" svg:height="2cm" svg:x="5.801cm" svg:y="5.6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cm" svg:height="2cm" svg:x="5.801cm" svg:y="9.1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6.9cm" svg:height="1.3cm" svg:x="12.8cm" svg:y="14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9cm" svg:height="2.3cm" svg:x="12.8cm" svg:y="16.1cm">
          <text:p text:style-name="P1"><text:span text:style-name="T1">callback(bind, unbind)</text:span></text:p>
          <text:p text:style-name="P1"><text:span text:style-name="T1">當項目插入</text:span><text:span text:style-name="T1">dom</text:span><text:span text:style-name="T1">時要執行的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9cm" svg:height="1.3cm" svg:x="12.8cm" svg:y="19.3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cm" svg:height="1.3cm" svg:x="12.8cm" svg:y="21.5cm">
          <text:p text:style-name="P1"><text:span text:style-name="T1">sty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cm" svg:height="1.4cm" svg:x="8.9cm" svg:y="11.3cm">
          <text:p text:style-name="P1"><text:span text:style-name="T1">重要屬性供呼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cm" svg:height="2.3cm" svg:x="12.8cm" svg:y="24.1cm">
          <text:p text:style-name="P1"><text:span text:style-name="T1">Callback:</text:span></text:p>
          <text:p text:style-name="P1"><text:span text:style-name="T1"/></text:p>
          <text:p text:style-name="P1"><text:span text:style-name="T1">Bind, update, unbind????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801cm" svg:y1="10.1cm" svg:x2="8.9cm" svg:y2="12cm" draw:start-shape="id1" draw:start-glue-point="7" draw:end-shape="id2" draw:end-glue-point="3" svg:d="M7801 10100h550v1900h549">
          <text:p/>
        </draw:connector>
        <draw:connector draw:style-name="gr3" draw:text-style-name="P1" draw:layer="layout" svg:x1="11.2cm" svg:y1="12.7cm" svg:x2="12.8cm" svg:y2="14.65cm" draw:start-shape="id2" draw:start-glue-point="2" draw:end-shape="id3" draw:end-glue-point="3" svg:d="M11200 12700v1950h1600">
          <text:p/>
        </draw:connector>
        <draw:connector draw:style-name="gr3" draw:text-style-name="P1" draw:layer="layout" svg:x1="11.2cm" svg:y1="12.7cm" svg:x2="12.8cm" svg:y2="17.25cm" draw:start-shape="id2" draw:start-glue-point="2" draw:end-shape="id4" draw:end-glue-point="3" svg:d="M11200 12700v4550h1600">
          <text:p/>
        </draw:connector>
        <draw:connector draw:style-name="gr3" draw:text-style-name="P1" draw:layer="layout" svg:x1="11.2cm" svg:y1="12.7cm" svg:x2="12.8cm" svg:y2="19.95cm" draw:start-shape="id2" draw:start-glue-point="2" draw:end-shape="id5" draw:end-glue-point="3" svg:d="M11200 12700v7250h1600">
          <text:p/>
        </draw:connector>
        <draw:connector draw:style-name="gr3" draw:text-style-name="P1" draw:layer="layout" svg:x1="11.2cm" svg:y1="12.7cm" svg:x2="12.8cm" svg:y2="22.15cm" draw:start-shape="id2" draw:start-glue-point="2" draw:end-shape="id6" draw:end-glue-point="3" svg:d="M11200 12700v9450h1600">
          <text:p/>
        </draw:connector>
        <draw:custom-shape draw:style-name="gr1" draw:text-style-name="P2" xml:id="id7" draw:id="id7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4cm" svg:y1="6.85cm" svg:x2="5.8cm" svg:y2="2.9cm" draw:start-shape="id7" draw:start-glue-point="1" draw:end-shape="id8" draw:end-glue-point="5" svg:d="M3400 6850c1800 0 600-3950 2400-3950">
          <text:p/>
        </draw:connector>
        <draw:connector draw:style-name="gr3" draw:text-style-name="P1" draw:layer="layout" draw:type="curve" svg:x1="3.4cm" svg:y1="6.85cm" svg:x2="5.801cm" svg:y2="6.6cm" draw:start-shape="id7" draw:start-glue-point="1" draw:end-shape="id9" draw:end-glue-point="5" svg:d="M3400 6850c1801 0 601-250 2401-250">
          <text:p/>
        </draw:connector>
        <draw:connector draw:style-name="gr3" draw:text-style-name="P1" draw:layer="layout" draw:type="curve" svg:x1="3.4cm" svg:y1="6.85cm" svg:x2="5.801cm" svg:y2="10.1cm" draw:start-shape="id7" draw:start-glue-point="1" draw:end-shape="id1" draw:end-glue-point="5" svg:d="M3400 6850c1801 0 601 3250 2401 3250">
          <text:p/>
        </draw:connector>
      </draw:page>
      <draw:page draw:name="page2" draw:style-name="dp1" draw:master-page-name="預設">
        <draw:custom-shape draw:style-name="gr1" draw:text-style-name="P2" xml:id="id12" draw:id="id12" draw:layer="layout" svg:width="7.4cm" svg:height="1.2cm" svg:x="1.3cm" svg:y="1.4cm">
          <text:p text:style-name="P1"><text:span text:style-name="T1">$(dom).asyncHtml( itemName <text:s/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2cm" svg:x="7.2cm" svg:y="5.3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3.4cm" svg:y1="6.85cm" svg:x2="7.2cm" svg:y2="6.3cm" draw:start-shape="id10" draw:start-glue-point="1" draw:end-shape="id11" svg:d="M3400 6850h501l2798-550h501">
          <text:p/>
        </draw:connector>
        <draw:connector draw:style-name="gr4" draw:text-style-name="P3" draw:layer="layout" draw:type="curve" svg:x1="5cm" svg:y1="2.6cm" svg:x2="8.2cm" svg:y2="5.3cm" draw:start-shape="id12" draw:start-glue-point="2" draw:end-shape="id11" svg:d="M5000 2600c0 2026 3200 677 3200 2700">
          <text:p text:style-name="P1"><text:span text:style-name="T2">根據</text:span><text:span text:style-name="T2">itemName</text:span></text:p>
          <text:p text:style-name="P1"><text:span text:style-name="T2">從</text:span><text:span text:style-name="T2">templateList </text:span><text:span text:style-name="T2">找到</text:span></text:p>
          <text:p text:style-name="P1"><text:span text:style-name="T2">符合的 </text:span><text:span text:style-name="T2">item</text:span></text:p>
        </draw:connector>
        <draw:custom-shape draw:style-name="gr1" draw:text-style-name="P2" xml:id="id24" draw:id="id24" draw:layer="layout" svg:width="6.4cm" svg:height="1.9cm" svg:x="1.4cm" svg:y="15cm">
          <text:p text:style-name="P1"><text:span text:style-name="T1">新</text:span><text:span text:style-name="T1">Item </text:span><text:span text:style-name="T1">是否正在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6.4cm" svg:height="1.9cm" svg:x="1.4cm" svg:y="12.1cm">
          <text:p text:style-name="P1"><text:span text:style-name="T1">把 新</text:span><text:span text:style-name="T1">item </text:span><text:span text:style-name="T1">記錄在 </text:span><text:span text:style-name="T1">$.data</text:span><text:span text:style-name="T1">裡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6.4cm" svg:height="1.9cm" svg:x="1.4cm" svg:y="9.2cm">
          <text:p text:style-name="P4"><text:span text:style-name="T1">$.data</text:span><text:span text:style-name="T1">裡是否有記錄上個</text:span></text:p>
          <text:p text:style-name="P4"><text:span text:style-name="T1">Item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.4cm" svg:height="1.3cm" svg:x="1.4cm" svg:y="17.9cm">
          <text:p text:style-name="P1"><text:span text:style-name="T1">讀取 </text:span><text:span text:style-name="T1">item.sty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7cm" svg:height="1.1cm" svg:x="11.2cm" svg:y="8.3cm">
          <text:p text:style-name="P1"><text:span text:style-name="T1">呼叫 </text:span><text:span text:style-name="T1">Item.unbin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cm" svg:height="1.1cm" svg:x="11.2cm" svg:y="10.2cm">
          <text:p text:style-name="P1"><text:span text:style-name="T1">移除掛上的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0.15cm" svg:x2="11.2cm" svg:y2="8.85cm" draw:start-shape="id13" draw:start-glue-point="1" draw:end-shape="id14" draw:end-glue-point="3" svg:d="M7800 10150h501l2398-1300h501">
          <text:p/>
        </draw:connector>
        <draw:connector draw:style-name="gr3" draw:text-style-name="P1" draw:layer="layout" draw:type="lines" svg:x1="7.8cm" svg:y1="10.15cm" svg:x2="11.2cm" svg:y2="10.75cm" draw:start-shape="id13" draw:start-glue-point="1" draw:end-shape="id15" svg:d="M7800 10150h501l2398 600h501">
          <text:p/>
        </draw:connector>
        <draw:custom-shape draw:style-name="gr1" draw:text-style-name="P2" xml:id="id17" draw:id="id17" draw:layer="layout" svg:width="5.7cm" svg:height="1.1cm" svg:x="11.2cm" svg:y="17.4cm">
          <text:p text:style-name="P1"><text:span text:style-name="T1">掛上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8.55cm" svg:x2="11.2cm" svg:y2="17.95cm" draw:start-shape="id16" draw:start-glue-point="1" draw:end-shape="id17" draw:end-glue-point="3" svg:d="M7800 18550h501l2398-600h501">
          <text:p/>
        </draw:connector>
        <draw:custom-shape draw:style-name="gr1" draw:text-style-name="P2" xml:id="id18" draw:id="id18" draw:layer="layout" svg:width="6.4cm" svg:height="1.3cm" svg:x="1.4cm" svg:y="20.2cm">
          <text:p text:style-name="P1"><text:span text:style-name="T1">讀取 </text:span><text:span text:style-name="T1">item.htm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7cm" svg:height="1.1cm" svg:x="11.2cm" svg:y="20cm">
          <text:p text:style-name="P1"><text:span text:style-name="T1">修改 </text:span><text:span text:style-name="T1">dom.inner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6.4cm" svg:height="1.3cm" svg:x="1.4cm" svg:y="22.9cm">
          <text:p text:style-name="P1"><text:span text:style-name="T1">讀取 </text:span><text:span text:style-name="T1">item.scrip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0.85cm" svg:x2="11.2cm" svg:y2="20.55cm" draw:start-shape="id18" draw:start-glue-point="1" draw:end-shape="id19" draw:end-glue-point="3" svg:d="M7800 20850h501l2398-300h501">
          <text:p/>
        </draw:connector>
        <draw:custom-shape draw:style-name="gr1" draw:text-style-name="P2" xml:id="id21" draw:id="id21" draw:layer="layout" svg:width="5.7cm" svg:height="1.1cm" svg:x="11.2cm" svg:y="22.4cm">
          <text:p text:style-name="P1"><text:span text:style-name="T1">用</text:span><text:span text:style-name="T1">Function</text:span><text:span text:style-name="T1">執行 </text:span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2.95cm" draw:start-shape="id20" draw:start-glue-point="1" draw:end-shape="id21" svg:d="M7800 23550h501l2398-600h501">
          <text:p/>
        </draw:connector>
        <draw:custom-shape draw:style-name="gr1" draw:text-style-name="P2" xml:id="id22" draw:id="id22" draw:layer="layout" svg:width="5.7cm" svg:height="1.1cm" svg:x="11.2cm" svg:y="24.9cm">
          <text:p text:style-name="P1"><text:span text:style-name="T1">執行 </text:span><text:span text:style-name="T1">item.bind(dom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5.45cm" draw:start-shape="id20" draw:start-glue-point="1" draw:end-shape="id22" draw:end-glue-point="3" svg:d="M7800 23550h501l2398 1900h501">
          <text:p/>
        </draw:connector>
        <draw:connector draw:style-name="gr3" draw:text-style-name="P1" draw:layer="layout" draw:type="lines" svg:x1="8.2cm" svg:y1="7.3cm" svg:x2="4.6cm" svg:y2="9.2cm" draw:start-shape="id11" draw:start-glue-point="6" draw:end-shape="id13" draw:end-glue-point="0" svg:d="M8200 7300v502l-3600 897v501">
          <text:p/>
        </draw:connector>
        <draw:connector draw:style-name="gr3" draw:text-style-name="P1" draw:layer="layout" draw:type="lines" svg:x1="4.6cm" svg:y1="11.1cm" svg:x2="4.6cm" svg:y2="12.1cm" draw:start-shape="id13" draw:start-glue-point="2" draw:end-shape="id23" draw:end-glue-point="0" svg:d="M4600 11100v501-2 501">
          <text:p/>
        </draw:connector>
        <draw:connector draw:style-name="gr3" draw:text-style-name="P1" draw:layer="layout" draw:type="lines" svg:x1="4.6cm" svg:y1="14cm" svg:x2="4.6cm" svg:y2="15cm" draw:start-shape="id23" draw:start-glue-point="2" draw:end-shape="id24" draw:end-glue-point="0" svg:d="M4600 14000v501-2 501">
          <text:p/>
        </draw:connector>
        <draw:connector draw:style-name="gr3" draw:text-style-name="P1" draw:layer="layout" draw:type="lines" svg:x1="4.6cm" svg:y1="16.9cm" svg:x2="4.6cm" svg:y2="17.9cm" draw:start-shape="id24" draw:start-glue-point="2" draw:end-shape="id16" draw:end-glue-point="0" svg:d="M4600 16900v501-2 501">
          <text:p/>
        </draw:connector>
        <draw:connector draw:style-name="gr3" draw:text-style-name="P1" draw:layer="layout" draw:type="lines" svg:x1="4.6cm" svg:y1="19.2cm" svg:x2="4.6cm" svg:y2="20.2cm" draw:start-shape="id16" draw:start-glue-point="2" draw:end-shape="id18" draw:end-glue-point="0" svg:d="M4600 19200v501-2 501">
          <text:p/>
        </draw:connector>
        <draw:connector draw:style-name="gr3" draw:text-style-name="P1" draw:layer="layout" draw:type="lines" svg:x1="4.6cm" svg:y1="21.5cm" svg:x2="4.6cm" svg:y2="22.9cm" draw:start-shape="id18" draw:start-glue-point="2" draw:end-shape="id20" draw:end-glue-point="0" svg:d="M4600 21500v501 398 501">
          <text:p/>
        </draw:connector>
      </draw:page>
      <draw:page draw:name="page3" draw:style-name="dp1" draw:master-page-name="預設">
        <draw:custom-shape draw:style-name="gr6" draw:text-style-name="P1" xml:id="id26" draw:id="id26" draw:layer="layout" svg:width="5.5cm" svg:height="1.2cm" svg:x="7cm" svg:y="6.2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8cm" svg:height="1.6cm" svg:x="1.2cm" svg:y="11.9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cm" svg:height="1.6cm" svg:x="7.5cm" svg:y="11.9cm">
          <text:p text:style-name="P1">template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8" draw:id="id28" draw:layer="layout" svg:width="5.8cm" svg:height="1.6cm" svg:x="14.201cm" svg:y="11.9cm">
          <text:p text:style-name="P1">template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cm" svg:y1="11.9cm" svg:x2="9.75cm" svg:y2="7.4cm" draw:start-shape="id25" draw:start-glue-point="0" draw:end-shape="id26" draw:end-glue-point="2" svg:d="M4100 11900v-2150h5650v-2350">
          <text:p/>
        </draw:connector>
        <draw:connector draw:style-name="gr7" draw:text-style-name="P1" draw:layer="layout" svg:x1="10.4cm" svg:y1="11.9cm" svg:x2="9.75cm" svg:y2="7.4cm" draw:start-shape="id27" draw:start-glue-point="0" draw:end-shape="id26" draw:end-glue-point="2" svg:d="M10400 11900v-2150h-650v-2350">
          <text:p/>
        </draw:connector>
        <draw:connector draw:style-name="gr7" draw:text-style-name="P1" draw:layer="layout" svg:x1="17.101cm" svg:y1="11.9cm" svg:x2="9.75cm" svg:y2="7.4cm" draw:start-shape="id28" draw:start-glue-point="0" draw:end-shape="id26" draw:end-glue-point="2" svg:d="M17101 11900v-2150h-7351v-2350">
          <text:p/>
        </draw:connector>
        <draw:custom-shape draw:style-name="gr8" draw:text-style-name="P2" draw:layer="layout" svg:width="7.3cm" svg:height="1.4cm" svg:x="0cm" svg:y="0cm">
          <text:p text:style-name="P1"><text:span text:style-name="T1">主要功能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3cm" svg:height="3.6cm" svg:x="1cm" svg:y="2.4cm">
          <text:p text:style-name="P6"><text:span text:style-name="T1">组件</text:span></text:p>
          <text:p text:style-name="P6"><text:span text:style-name="T1">显示次选单</text:span></text:p>
          <text:p text:style-name="P6"><text:span text:style-name="T1">可更换内容</text:span></text:p>
          <draw:enhanced-geometry svg:viewBox="0 0 21600 21600" draw:path-stretchpoint-x="10800" draw:path-stretchpoint-y="10800" draw:text-areas="?f3 ?f4 ?f5 ?f6" draw:type="round-rectangle" draw:modifiers="1494.062436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0" draw:id="id30" draw:layer="layout" svg:width="5.5cm" svg:height="1.2cm" svg:x="7.9cm" svg:y="22.4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5.8cm" svg:height="1.6cm" svg:x="7.75cm" svg:y="26.6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2" draw:id="id32" draw:layer="layout" svg:width="7.3cm" svg:height="1.4cm" svg:x="0cm" svg:y="16.1cm">
          <text:p text:style-name="P1"><text:span text:style-name="T1">彼此间的通讯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13.55cm" svg:y1="27.4cm" svg:x2="13.4cm" svg:y2="23cm" draw:start-shape="id29" draw:start-glue-point="1" draw:end-shape="id30" draw:end-glue-point="1" svg:d="M13550 27400c826 0 901-4400-150-4400">
          <text:p text:style-name="P1">冒泡事件</text:p>
        </draw:connector>
        <draw:rect draw:style-name="gr11" draw:text-style-name="P1" xml:id="id31" draw:id="id31" draw:layer="layout" svg:width="6.7cm" svg:height="1.3cm" svg:x="12.5cm" svg:y="17.7cm">
          <text:p text:style-name="P1">监听事件</text:p>
        </draw:rect>
        <draw:connector draw:style-name="gr3" draw:text-style-name="P1" draw:layer="layout" draw:type="curve" svg:x1="10.65cm" svg:y1="22.4cm" svg:x2="12.5cm" svg:y2="18.35cm" draw:start-shape="id30" draw:start-glue-point="0" draw:end-shape="id31" draw:end-glue-point="3" svg:d="M10650 22400c0-2700 616-4050 1850-4050">
          <text:p/>
        </draw:connector>
        <draw:custom-shape draw:style-name="gr1" draw:text-style-name="P9" xml:id="id33" draw:id="id33" draw:layer="layout" svg:width="5.8cm" svg:height="2.8cm" svg:x="1.3cm" svg:y="18.5cm">
          <text:p text:style-name="P8"><text:span text:style-name="T2">可用表单做组件</text:span></text:p>
          <text:p text:style-name="P8"><text:span text:style-name="T2">把</text:span><text:span text:style-name="T2">data</text:span><text:span text:style-name="T2">改变的资讯外传</text:span></text:p>
          <text:p text:style-name="P8"><text:span text:style-name="T2">然后处理表单提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65cm" svg:y1="17.5cm" svg:x2="4.2cm" svg:y2="18.5cm" draw:start-shape="id32" draw:start-glue-point="2" draw:end-shape="id33" draw:end-glue-point="0" svg:d="M3650 17500v600h550v400">
          <text:p/>
        </draw:connector>
        <draw:connector draw:style-name="gr4" draw:text-style-name="P2" draw:layer="layout" draw:type="curve" svg:x1="7.9cm" svg:y1="23cm" svg:x2="7.75cm" svg:y2="27.4cm" draw:start-shape="id30" draw:start-glue-point="3" draw:end-shape="id29" draw:end-glue-point="3" svg:d="M7900 23000c-976 0-901 4400-150 4400">
          <text:p text:style-name="P1"><text:span text:style-name="T1">_.event()</text:span></text:p>
          <text:p text:style-name="P1"><text:span text:style-name="T1">API</text:span><text:span text:style-name="T1">命令</text:span></text:p>
        </draw:connector>
      </draw:page>
      <draw:page draw:name="page4" draw:style-name="dp1" draw:master-page-name="預設">
        <draw:rect draw:style-name="gr12" draw:text-style-name="P10" draw:layer="layout" svg:width="4.9cm" svg:height="8.3cm" svg:x="1.7cm" svg:y="5.1cm">
          <text:p text:style-name="P4"><text:span text:style-name="T3">_.asyncTemplate()</text:span></text:p>
          <text:p text:style-name="P4"><text:span text:style-name="T2">生命周期</text:span></text:p>
        </draw:rect>
        <draw:custom-shape draw:style-name="gr1" draw:text-style-name="P11" draw:layer="layout" svg:width="11.3cm" svg:height="2.4cm" svg:x="0cm" svg:y="0cm">
          <text:p text:style-name="P8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5">初始化</text:span><text:span text:style-name="T1">)</text:span></text:p>
          <text:p text:style-name="P8"><text:span text:style-name="T1">沒有使用 </text:span><text:span text:style-name="T1">tagCommand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2.1cm" svg:y="3.4cm">
          <text:p text:style-name="P1"><text:span text:style-name="T2">temp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2cm" svg:height="0.9cm" svg:x="11.5cm" svg:y="3.401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xml:id="id34" draw:id="id34" draw:layer="layout" svg:width="0.902cm" svg:height="0.902cm" svg:x="3.7cm" svg:y="7.098cm">
          <text:p text:style-name="P1"><text:span text:style-name="T6">com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5" draw:id="id35" draw:layer="layout" svg:width="0.902cm" svg:height="0.902cm" svg:x="3.679cm" svg:y="10.798cm">
          <text:p text:style-name="P1"><text:span text:style-name="T7">com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36" draw:id="id36" draw:layer="layout" svg:width="0.902cm" svg:height="0.902cm" svg:x="13.49cm" svg:y="7.098cm">
          <text:p text:style-name="P1"><text:span text:style-name="T7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7" draw:id="id37" draw:layer="layout" svg:width="0.902cm" svg:height="0.902cm" svg:x="13.469cm" svg:y="10.798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4.151cm" svg:y1="8cm" svg:x2="4.13cm" svg:y2="10.798cm" draw:start-shape="id34" draw:start-glue-point="8" draw:end-shape="id35" draw:end-glue-point="4" svg:d="M4151 8000v501l-21 1796v501">
          <text:p/>
        </draw:connector>
        <draw:connector draw:style-name="gr3" draw:text-style-name="P1" draw:layer="layout" draw:type="lines" svg:x1="13.941cm" svg:y1="8cm" svg:x2="13.92cm" svg:y2="10.798cm" draw:start-shape="id36" draw:start-glue-point="8" draw:end-shape="id37" draw:end-glue-point="4" svg:d="M13941 8000v501l-21 1796v501">
          <text:p/>
        </draw:connector>
        <draw:custom-shape draw:style-name="gr1" draw:text-style-name="P3" xml:id="id40" draw:id="id40" draw:layer="layout" svg:width="0.902cm" svg:height="0.902cm" svg:x="8.499cm" svg:y="13.398cm">
          <text:p text:style-name="P1"><text:span text:style-name="T7">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42" draw:id="id42" draw:layer="layout" svg:width="0.902cm" svg:height="0.902cm" svg:x="8.436cm" svg:y="4.798cm">
          <text:p text:style-name="P1"><text:span text:style-name="T7">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4" draw:id="id44" draw:layer="layout" svg:width="3.3cm" svg:height="1.1cm" svg:x="7.3cm" svg:y="18.8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8" draw:id="id38" draw:layer="layout" svg:width="3.3cm" svg:height="1.1cm" svg:x="7.3cm" svg:y="27.2cm">
          <text:p text:style-name="P1"><text:span text:style-name="T1">unmoun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27.75cm" svg:x2="13.9cm" svg:y2="27cm" draw:start-shape="id38" draw:start-glue-point="1" draw:end-shape="id39" svg:d="M10600 27750c2475 0 825-750 3300-750">
          <text:p/>
        </draw:connector>
        <draw:connector draw:style-name="gr3" draw:text-style-name="P1" draw:layer="layout" draw:type="lines" svg:x1="8.95cm" svg:y1="14.3cm" svg:x2="8.95cm" svg:y2="15.9cm" draw:start-shape="id40" draw:start-glue-point="8" draw:end-shape="id41" draw:end-glue-point="0" svg:d="M8950 14300v501 598 501">
          <text:p/>
        </draw:connector>
        <draw:connector draw:style-name="gr3" draw:text-style-name="P1" draw:layer="layout" svg:x1="8.887cm" svg:y1="5.7cm" svg:x2="4.151cm" svg:y2="7.098cm" draw:start-shape="id42" draw:start-glue-point="8" draw:end-shape="id34" draw:end-glue-point="4" svg:d="M8887 5700v699h-4736v699">
          <text:p/>
        </draw:connector>
        <draw:connector draw:style-name="gr3" draw:text-style-name="P1" draw:layer="layout" svg:x1="8.887cm" svg:y1="5.7cm" svg:x2="13.941cm" svg:y2="7.098cm" draw:start-shape="id42" draw:start-glue-point="8" draw:end-shape="id36" draw:end-glue-point="4" svg:d="M8887 5700v699h5054v699">
          <text:p/>
        </draw:connector>
        <draw:connector draw:style-name="gr3" draw:text-style-name="P1" draw:layer="layout" svg:x1="4.13cm" svg:y1="11.7cm" svg:x2="8.95cm" svg:y2="13.398cm" draw:start-shape="id35" draw:start-glue-point="8" draw:end-shape="id40" draw:end-glue-point="4" svg:d="M4130 11700v849h4820v849">
          <text:p/>
        </draw:connector>
        <draw:connector draw:style-name="gr3" draw:text-style-name="P1" draw:layer="layout" svg:x1="13.92cm" svg:y1="11.7cm" svg:x2="8.95cm" svg:y2="13.398cm" draw:start-shape="id37" draw:start-glue-point="8" draw:end-shape="id40" draw:end-glue-point="4" svg:d="M13920 11700v849h-4970v849">
          <text:p/>
        </draw:connector>
        <draw:custom-shape draw:style-name="gr14" draw:text-style-name="P2" xml:id="id41" draw:id="id41" draw:layer="layout" svg:width="3.3cm" svg:height="1.1cm" svg:x="7.3cm" svg:y="15.9cm">
          <text:p text:style-name="P1"><text:span text:style-name="T1">beforeRen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43" draw:id="id43" draw:layer="layout" svg:width="3.3cm" svg:height="1.1cm" svg:x="7.3cm" svg:y="24.5cm">
          <text:p text:style-name="P1"><text:span text:style-name="T1">beforeunmou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95cm" svg:y1="25.6cm" svg:x2="8.95cm" svg:y2="27.2cm" draw:start-shape="id43" draw:start-glue-point="2" draw:end-shape="id38" draw:end-glue-point="0" svg:d="M8950 25600v1600">
          <text:p/>
        </draw:connector>
        <draw:custom-shape draw:style-name="gr15" draw:text-style-name="P1" xml:id="id46" draw:id="id46" draw:layer="layout" svg:width="4.8cm" svg:height="1.2cm" svg:x="13.9cm" svg:y="16.8cm">
          <text:p text:style-name="P1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5" draw:id="id45" draw:layer="layout" draw:type="line" svg:x1="8.95cm" svg:y1="17cm" svg:x2="8.95cm" svg:y2="18.8cm" draw:start-shape="id41" draw:start-glue-point="2" draw:end-shape="id44" draw:end-glue-point="0" svg:d="M8950 17000v1800">
          <text:p/>
        </draw:connector>
        <draw:connector draw:style-name="gr3" draw:text-style-name="P1" draw:layer="layout" draw:type="curve" svg:x1="8.95cm" svg:y1="17.9cm" svg:x2="13.9cm" svg:y2="17.4cm" draw:start-shape="id45" draw:start-glue-point="0" draw:end-shape="id46" draw:end-glue-point="6" svg:d="M8950 17900c3825 0 1350-500 4950-500">
          <text:p/>
        </draw:connector>
        <draw:custom-shape draw:style-name="gr16" draw:text-style-name="P1" xml:id="id47" draw:id="id47" draw:layer="layout" svg:width="3.3cm" svg:height="1.5cm" svg:x="7.3cm" svg:y="21.3cm">
          <text:p/>
          <draw:enhanced-geometry svg:viewBox="0 0 21600 21600" draw:path-stretchpoint-x="10800" draw:path-stretchpoint-y="10800" draw:text-areas="?f3 ?f4 ?f5 ?f6" draw:type="round-rectangle" draw:modifiers="9742.30512991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95cm" svg:y1="19.9cm" svg:x2="8.95cm" svg:y2="21.3cm" draw:start-shape="id44" draw:start-glue-point="2" draw:end-shape="id47" draw:end-glue-point="0" svg:d="M8950 19900v1400">
          <text:p/>
        </draw:connector>
        <draw:connector draw:style-name="gr3" draw:text-style-name="P1" draw:layer="layout" draw:type="line" svg:x1="8.95cm" svg:y1="22.8cm" svg:x2="8.95cm" svg:y2="24.5cm" draw:start-shape="id47" draw:start-glue-point="2" draw:end-shape="id43" draw:end-glue-point="0" svg:d="M8950 22800v1700">
          <text:p/>
        </draw:connector>
        <draw:custom-shape draw:style-name="gr15" draw:text-style-name="P3" xml:id="id48" draw:id="id48" draw:layer="layout" svg:width="4.8cm" svg:height="1.2cm" svg:x="13.9cm" svg:y="14.7cm">
          <text:p text:style-name="P1"><text:span text:style-name="T2">可以先設定</text:span><text:span text:style-name="T2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6.45cm" svg:x2="13.9cm" svg:y2="15.3cm" draw:start-shape="id41" draw:end-shape="id48" draw:end-glue-point="6" svg:d="M10600 16450c2475 0 825-1150 3300-1150">
          <text:p/>
        </draw:connector>
        <draw:custom-shape draw:style-name="gr15" draw:text-style-name="P4" xml:id="id49" draw:id="id49" draw:layer="layout" svg:width="4.8cm" svg:height="1.2cm" svg:x="13.9cm" svg:y="19cm">
          <text:p text:style-name="P4"><text:span text:style-name="T1">可以綁定事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9.35cm" svg:x2="13.9cm" svg:y2="19.6cm" draw:start-shape="id44" draw:start-glue-point="1" draw:end-shape="id49" draw:end-glue-point="6" svg:d="M10600 19350c2475 0 825 250 3300 250">
          <text:p/>
        </draw:connector>
        <draw:custom-shape draw:style-name="gr15" draw:text-style-name="P4" xml:id="id39" draw:id="id39" draw:layer="layout" svg:width="4.8cm" svg:height="2.6cm" svg:x="13.9cm" svg:y="25.7cm">
          <text:p text:style-name="P4"><text:span text:style-name="T1">修改 </text:span><text:span text:style-name="T1">css</text:span></text:p>
          <text:p text:style-name="P4"><text:span text:style-name="T1">發送 </text:span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預設">
        <draw:custom-shape draw:style-name="gr1" draw:text-style-name="P11" draw:layer="layout" svg:width="11.3cm" svg:height="2.4cm" svg:x="0.001cm" svg:y="0.001cm">
          <text:p text:style-name="P8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5">dataUpdate</text:span><text:span text:style-name="T1">)</text:span></text:p>
          <text:p text:style-name="P8"><text:span text:style-name="T1">沒有使用 </text:span><text:span text:style-name="T1">tagCommand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11.501cm" svg:y="3.401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50" draw:id="id50" draw:layer="layout" svg:width="0.902cm" svg:height="0.902cm" svg:x="13.491cm" svg:y="7.098cm">
          <text:p text:style-name="P1"><text:span text:style-name="T7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1" draw:id="id51" draw:layer="layout" svg:width="0.902cm" svg:height="0.902cm" svg:x="13.47cm" svg:y="10.798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13.942cm" svg:y1="8cm" svg:x2="13.921cm" svg:y2="10.798cm" draw:start-shape="id50" draw:start-glue-point="8" draw:end-shape="id51" draw:end-glue-point="4" svg:d="M13942 8000v501l-21 1796v501">
          <text:p/>
        </draw:connector>
        <draw:custom-shape draw:style-name="gr1" draw:text-style-name="P3" xml:id="id54" draw:id="id54" draw:layer="layout" svg:width="0.902cm" svg:height="0.902cm" svg:x="8.5cm" svg:y="13.398cm">
          <text:p text:style-name="P1"><text:span text:style-name="T7">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56" draw:id="id56" draw:layer="layout" svg:width="0.902cm" svg:height="0.902cm" svg:x="8.437cm" svg:y="4.798cm">
          <text:p text:style-name="P1"><text:span text:style-name="T7">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57" draw:id="id57" draw:layer="layout" svg:width="3.3cm" svg:height="1.1cm" svg:x="7.301cm" svg:y="18.8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2" draw:id="id52" draw:layer="layout" svg:width="3.3cm" svg:height="1.1cm" svg:x="7.301cm" svg:y="27.2cm">
          <text:p text:style-name="P1"><text:span text:style-name="T1">unmoun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01cm" svg:y1="27.75cm" svg:x2="13.9cm" svg:y2="27.7cm" draw:start-shape="id52" draw:start-glue-point="1" draw:end-shape="id53" draw:end-glue-point="6" svg:d="M10601 27750c2475 0 826-50 3299-50">
          <text:p/>
        </draw:connector>
        <draw:connector draw:style-name="gr3" draw:text-style-name="P1" draw:layer="layout" draw:type="lines" svg:x1="8.951cm" svg:y1="14.3cm" svg:x2="8.951cm" svg:y2="15.9cm" draw:start-shape="id54" draw:start-glue-point="8" draw:end-shape="id55" draw:end-glue-point="0" svg:d="M8951 14300v501 598 501">
          <text:p/>
        </draw:connector>
        <draw:connector draw:style-name="gr3" draw:text-style-name="P1" draw:layer="layout" svg:x1="8.888cm" svg:y1="5.7cm" svg:x2="13.942cm" svg:y2="7.098cm" draw:start-shape="id56" draw:start-glue-point="8" draw:end-shape="id50" draw:end-glue-point="4" svg:d="M8888 5700v699h5054v699">
          <text:p/>
        </draw:connector>
        <draw:connector draw:style-name="gr3" draw:text-style-name="P1" draw:layer="layout" svg:x1="13.921cm" svg:y1="11.7cm" svg:x2="8.951cm" svg:y2="13.398cm" draw:start-shape="id51" draw:start-glue-point="8" draw:end-shape="id54" draw:end-glue-point="4" svg:d="M13921 11700v849h-4970v849">
          <text:p/>
        </draw:connector>
        <draw:connector draw:style-name="gr3" draw:text-style-name="P1" draw:layer="layout" draw:type="curve" svg:x1="10.601cm" svg:y1="19.35cm" svg:x2="13.9cm" svg:y2="19.6cm" draw:start-shape="id57" draw:start-glue-point="1" draw:end-shape="id58" svg:d="M10601 19350c2475 0 826 250 3299 250">
          <text:p/>
        </draw:connector>
        <draw:custom-shape draw:style-name="gr14" draw:text-style-name="P2" xml:id="id55" draw:id="id55" draw:layer="layout" svg:width="3.3cm" svg:height="1.1cm" svg:x="7.301cm" svg:y="15.9cm">
          <text:p text:style-name="P1"><text:span text:style-name="T1">beforeRen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9" draw:id="id59" draw:layer="layout" svg:width="3.3cm" svg:height="1.1cm" svg:x="7.301cm" svg:y="24.5cm">
          <text:p text:style-name="P1"><text:span text:style-name="T1">beforeunmou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951cm" svg:y1="25.6cm" svg:x2="8.951cm" svg:y2="27.2cm" draw:start-shape="id59" draw:start-glue-point="2" draw:end-shape="id52" draw:end-glue-point="0" svg:d="M8951 25600v1600">
          <text:p/>
        </draw:connector>
        <draw:connector draw:style-name="gr3" draw:text-style-name="P1" xml:id="id60" draw:id="id60" draw:layer="layout" draw:type="line" svg:x1="8.951cm" svg:y1="17cm" svg:x2="8.951cm" svg:y2="18.8cm" draw:start-shape="id55" draw:start-glue-point="2" draw:end-shape="id57" draw:end-glue-point="0" svg:d="M8951 17000v1800">
          <text:p/>
        </draw:connector>
        <draw:connector draw:style-name="gr3" draw:text-style-name="P1" draw:layer="layout" draw:type="curve" svg:x1="8.951cm" svg:y1="17.9cm" svg:x2="13.9cm" svg:y2="17.4cm" draw:start-shape="id60" draw:start-glue-point="0" draw:end-shape="id61" draw:end-glue-point="6" svg:d="M8951 17900c3823 0 1349-500 4949-500">
          <text:p/>
        </draw:connector>
        <draw:custom-shape draw:style-name="gr16" draw:text-style-name="P1" xml:id="id62" draw:id="id62" draw:layer="layout" svg:width="3.3cm" svg:height="1.5cm" svg:x="7.301cm" svg:y="21.3cm">
          <text:p/>
          <draw:enhanced-geometry svg:viewBox="0 0 21600 21600" draw:path-stretchpoint-x="10800" draw:path-stretchpoint-y="10800" draw:text-areas="?f3 ?f4 ?f5 ?f6" draw:type="round-rectangle" draw:modifiers="9742.30512991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951cm" svg:y1="19.9cm" svg:x2="8.951cm" svg:y2="21.3cm" draw:start-shape="id57" draw:start-glue-point="2" draw:end-shape="id62" draw:end-glue-point="0" svg:d="M8951 19900v1400">
          <text:p/>
        </draw:connector>
        <draw:connector draw:style-name="gr3" draw:text-style-name="P1" draw:layer="layout" draw:type="line" svg:x1="8.951cm" svg:y1="22.8cm" svg:x2="8.951cm" svg:y2="24.5cm" draw:start-shape="id62" draw:start-glue-point="2" draw:end-shape="id59" draw:end-glue-point="0" svg:d="M8951 22800v1700">
          <text:p/>
        </draw:connector>
        <draw:custom-shape draw:style-name="gr15" draw:text-style-name="P1" xml:id="id61" draw:id="id61" draw:layer="layout" svg:width="4.8cm" svg:height="1.2cm" svg:x="13.9cm" svg:y="16.8cm">
          <text:p text:style-name="P1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63" draw:id="id63" draw:layer="layout" svg:width="4.8cm" svg:height="1.2cm" svg:x="13.9cm" svg:y="14.7cm">
          <text:p text:style-name="P1"><text:span text:style-name="T2">可以先設定</text:span><text:span text:style-name="T2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58" draw:id="id58" draw:layer="layout" svg:width="4.8cm" svg:height="1.2cm" svg:x="13.9cm" svg:y="19cm">
          <text:p text:style-name="P4"><text:span text:style-name="T1">可以綁定事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53" draw:id="id53" draw:layer="layout" svg:width="4.8cm" svg:height="1.2cm" svg:x="13.9cm" svg:y="27.1cm">
          <text:p text:style-name="P4"><text:span text:style-name="T1">修改 </text:span><text:span text:style-name="T1">c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01cm" svg:y1="16.45cm" svg:x2="13.9cm" svg:y2="15.3cm" draw:start-shape="id55" draw:start-glue-point="1" draw:end-shape="id63" draw:end-glue-point="6" svg:d="M10601 16450c2475 0 826-1150 3299-1150">
          <text:p/>
        </draw:connector>
      </draw:page>
      <draw:page draw:name="page6" draw:style-name="dp1" draw:master-page-name="預設">
        <draw:connector draw:style-name="gr17" draw:text-style-name="P1" draw:layer="layout" draw:type="curve" svg:x1="9.6cm" svg:y1="3.05cm" svg:x2="15.6cm" svg:y2="20.5cm" draw:start-shape="id64" draw:start-glue-point="1" draw:end-shape="id65" draw:end-glue-point="0" svg:d="M9600 3050c4000 0 6000 5816 6000 17450">
          <text:p/>
        </draw:connector>
        <draw:custom-shape draw:style-name="gr8" draw:text-style-name="P2" draw:layer="layout" svg:width="8.5cm" svg:height="1.4cm" svg:x="0cm" svg:y="0cm">
          <text:p text:style-name="P1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64" draw:id="id64" draw:layer="layout" svg:width="8.8cm" svg:height="1.5cm" svg:x="0.8cm" svg:y="2.3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3cm" svg:height="1.1cm" svg:x="1.6cm" svg:y="5.5cm">
          <text:p text:style-name="P1"><text:span text:style-name="T1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2cm" svg:y1="3.8cm" svg:x2="3.1cm" svg:y2="5.5cm" draw:start-shape="id64" draw:start-glue-point="2" draw:end-shape="id66" draw:end-glue-point="0" svg:d="M5200 3800v950h-2100v750">
          <text:p/>
        </draw:connector>
        <draw:custom-shape draw:style-name="gr1" draw:text-style-name="P4" xml:id="id67" draw:id="id67" draw:layer="layout" svg:width="14.5cm" svg:height="1cm" svg:x="5.5cm" svg:y="7cm">
          <text:p text:style-name="P4">GetData: <text:span text:style-name="T2">取得资料的方法</text:span><text:span text:style-name="T2">(</text:span><text:span text:style-name="T2">返回</text:span><text:span text:style-name="T2">promis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7.5cm" draw:start-shape="id66" draw:start-glue-point="2" draw:end-shape="id67" draw:end-glue-point="3" svg:d="M3100 6600v900h2400">
          <text:p/>
        </draw:connector>
        <draw:custom-shape draw:style-name="gr19" draw:text-style-name="P4" xml:id="id68" draw:id="id68" draw:layer="layout" svg:width="14.5cm" svg:height="2.409cm" svg:x="5.5cm" svg:y="9.5cm">
          <text:p text:style-name="P4"><text:span text:style-name="T1">TemplateString</text:span>: <text:span text:style-name="T1">使用 </text:span><text:span text:style-name="T1">es6 </text:span><text:span text:style-name="T1">预设方式</text:span><text:span text:style-name="T1">(</text:span><text:span text:style-name="T1">预设</text:span><text:span text:style-name="T1">true)</text:span></text:p>
          <text:p text:style-name="P4"><text:span text:style-name="T1">若设定 </text:span><text:span text:style-name="T1">false =&gt; </text:span><text:span text:style-name="T1">使用渲染引擎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0.704cm" draw:start-shape="id66" draw:start-glue-point="2" draw:end-shape="id68" draw:end-glue-point="3" svg:d="M3100 6600v4104h2400">
          <text:p/>
        </draw:connector>
        <draw:custom-shape draw:style-name="gr18" draw:text-style-name="P5" xml:id="id69" draw:id="id69" draw:layer="layout" svg:width="7.1cm" svg:height="1.5cm" svg:x="0.8cm" svg:y="20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) 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65" draw:id="id65" draw:layer="layout" svg:width="10.6cm" svg:height="3.1cm" svg:x="10.3cm" svg:y="20.5cm">
          <text:p text:style-name="P8"><text:span text:style-name="T1">返回</text:span><text:span text:style-name="T5">templateItem</text:span></text:p>
          <text:p text:style-name="P8"><text:span text:style-name="T1">可用 </text:span><text:span text:style-name="T1">template.then(callback, callback) </text:span><text:span text:style-name="T1">去接</text:span></text:p>
          <text:p text:style-name="P8"><text:span text:style-name="T1">返回 模版函式，执行环境是 </text:span><text:span text:style-name="T1">template</text:span></text:p>
          <text:p text:style-name="P8"><text:span text:style-name="T1"/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7.9cm" svg:y1="20.75cm" svg:x2="10.3cm" svg:y2="22.05cm" draw:start-shape="id69" draw:start-glue-point="1" draw:end-shape="id65" svg:d="M7900 20750c1950 0 750 1300 2400 1300">
          <text:p/>
        </draw:connector>
        <draw:custom-shape draw:style-name="gr19" draw:text-style-name="P4" xml:id="id70" draw:id="id70" draw:layer="layout" svg:width="14.5cm" svg:height="1.309cm" svg:x="5.5cm" svg:y="13.691cm">
          <text:p text:style-name="P4"><text:span text:style-name="T1">PreLoad: </text:span><text:span text:style-name="T1">尚未掛載前就先 </text:span><text:span text:style-name="T1">load(</text:span><text:span text:style-name="T1">预设</text:span><text:span text:style-name="T1">true)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71" draw:id="id71" draw:layer="layout" svg:width="14.5cm" svg:height="1.309cm" svg:x="5.5cm" svg:y="16.491cm">
          <text:p text:style-name="P4"><text:span text:style-name="T1">render: </text:span><text:span text:style-name="T1">指定著色方法，返回一个 </text:span><text:span text:style-name="T1">function(str, data)</text:span><text:span text:style-name="T1">的著色命令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4.345cm" draw:start-shape="id66" draw:start-glue-point="2" draw:end-shape="id70" draw:end-glue-point="3" svg:d="M3100 6600v7745h2400">
          <text:p/>
        </draw:connector>
        <draw:connector draw:style-name="gr3" draw:text-style-name="P1" draw:layer="layout" svg:x1="3.1cm" svg:y1="6.6cm" svg:x2="5.5cm" svg:y2="17.145cm" draw:start-shape="id66" draw:start-glue-point="2" draw:end-shape="id71" draw:end-glue-point="3" svg:d="M3100 6600v10545h2400">
          <text:p/>
        </draw:connector>
        <draw:custom-shape draw:style-name="gr18" draw:text-style-name="P15" draw:layer="layout" svg:width="10.1cm" svg:height="2.8cm" svg:x="0.8cm" svg:y="24.9cm">
          <text:p text:style-name="P14"><text:span text:style-name="T1">_.</text:span><text:span text:style-name="T4">asyncTemplate</text:span><text:span text:style-name="T1">() </text:span><text:span text:style-name="T1">将返回一个全域设定</text:span></text:p>
          <text:p text:style-name="P14"><text:span text:style-name="T1">templateGloabalSetting</text:span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預設">
        <draw:custom-shape draw:style-name="gr8" draw:text-style-name="P2" draw:layer="layout" svg:width="8.5cm" svg:height="1.4cm" svg:x="-0.097cm" svg:y="0cm">
          <text:p text:style-name="P1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1.9cm" svg:height="5.7cm" svg:x="2.3cm" svg:y="4cm">
          <text:p text:style-name="P4"><text:span text:style-name="T1">html</text:span><text:span text:style-name="T1">只能在單一 </text:span><text:span text:style-name="T1">tag </text:span><text:span text:style-name="T1">裡面</text:span><text:span text:style-name="T1">(</text:span><text:span text:style-name="T1">為了簡單</text:span><text:span text:style-name="T1">)</text:span></text:p>
          <text:p text:style-name="P4"><text:span text:style-name="T1"/></text:p>
          <text:p text:style-name="P4"><text:span text:style-name="T1">&lt;div&gt;</text:span></text:p>
          <text:p text:style-name="P4"><text:span text:style-name="T1"><text:tab/></text:span><text:span text:style-name="T1">…</text:span><text:span text:style-name="T1">.........</text:span></text:p>
          <text:p text:style-name="P4"><text:span text:style-name="T1"/></text:p>
          <text:p text:style-name="P4"><text:span text:style-name="T1">&lt;/div&gt;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4.5cm" svg:height="1.2cm" svg:x="1.3cm" svg:y="2.3cm">
          <text:p text:style-name="P4">Style c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01cm" svg:height="1.2cm" svg:x="6.7cm" svg:y="2.3cm">
          <text:p text:style-name="P4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2" draw:id="id72" draw:layer="layout" svg:width="10.6cm" svg:height="1.2cm" svg:x="1.302cm" svg:y="4.1cm">
          <text:p text:style-name="P4">java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73" draw:id="id73" draw:layer="layout" svg:width="4.4cm" svg:height="1.1cm" svg:x="0.9cm" svg:y="6.6cm">
          <text:p text:style-name="P1"><text:span text:style-name="T1">template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02cm" svg:y1="5.3cm" svg:x2="3.1cm" svg:y2="6.6cm" draw:start-shape="id72" draw:start-glue-point="2" draw:end-shape="id73" draw:end-glue-point="0" svg:d="M6602 5300v651h-3502v649">
          <text:p/>
        </draw:connector>
        <draw:custom-shape draw:style-name="gr21" draw:text-style-name="P4" xml:id="id75" draw:id="id75" draw:layer="layout" svg:width="14.5cm" svg:height="1.209cm" svg:x="4.5cm" svg:y="12.718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21" draw:text-style-name="P4" xml:id="id76" draw:id="id76" draw:layer="layout" svg:width="14.5cm" svg:height="1.209cm" svg:x="4.5cm" svg:y="14.894cm">
          <text:p text:style-name="P4"><text:span text:style-name="T2">Callback-&gt;dataLoaded</text:span>: <text:span text:style-name="T1">當資料被使用者更新時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7" draw:id="id77" draw:layer="layout" svg:width="14.5cm" svg:height="1.209cm" svg:x="4.5cm" svg:y="17.491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8" draw:id="id78" draw:layer="layout" svg:width="14.5cm" svg:height="1.209cm" svg:x="4.5cm" svg:y="20.391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79" draw:id="id79" draw:layer="layout" svg:width="14.5cm" svg:height="1.209cm" svg:x="4.5cm" svg:y="25.091cm">
          <text:p text:style-name="P4"><text:span text:style-name="T2">Callback-&gt;</text:span><text:span text:style-name="T1">updated</text:span>: <text:span text:style-name="T8">若畫面內容有變動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80" draw:id="id80" draw:layer="layout" svg:width="14.5cm" svg:height="1.209cm" svg:x="4.5cm" svg:y="22.791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23" draw:text-style-name="P4" xml:id="id81" draw:id="id81" draw:layer="layout" svg:width="14.5cm" svg:height="1.209cm" svg:x="4.5cm" svg:y="27.391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24" draw:text-style-name="P4" xml:id="id74" draw:id="id74" draw:layer="layout" svg:width="14.5cm" svg:height="1.209cm" svg:x="4.5cm" svg:y="8.618cm">
          <text:p text:style-name="P4"><text:span text:style-name="T2">Data</text:span>: <text:span text:style-name="T2">预设的</text:span><text:span text:style-name="T2">data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7.7cm" svg:x2="4.5cm" svg:y2="9.222cm" draw:start-shape="id73" draw:start-glue-point="2" draw:end-shape="id74" draw:end-glue-point="3" svg:d="M3100 7700v1522h1400">
          <text:p/>
        </draw:connector>
        <draw:connector draw:style-name="gr3" draw:text-style-name="P1" draw:layer="layout" svg:x1="3.1cm" svg:y1="7.7cm" svg:x2="4.5cm" svg:y2="13.322cm" draw:start-shape="id73" draw:start-glue-point="2" draw:end-shape="id75" draw:end-glue-point="3" svg:d="M3100 7700v5622h1400">
          <text:p/>
        </draw:connector>
        <draw:connector draw:style-name="gr3" draw:text-style-name="P1" draw:layer="layout" svg:x1="3.1cm" svg:y1="7.7cm" svg:x2="4.5cm" svg:y2="15.498cm" draw:start-shape="id73" draw:start-glue-point="2" draw:end-shape="id76" draw:end-glue-point="3" svg:d="M3100 7700v7798h1400">
          <text:p/>
        </draw:connector>
        <draw:connector draw:style-name="gr3" draw:text-style-name="P1" draw:layer="layout" svg:x1="3.1cm" svg:y1="7.7cm" svg:x2="4.5cm" svg:y2="18.095cm" draw:start-shape="id73" draw:start-glue-point="2" draw:end-shape="id77" draw:end-glue-point="3" svg:d="M3100 7700v10395h1400">
          <text:p/>
        </draw:connector>
        <draw:connector draw:style-name="gr3" draw:text-style-name="P1" draw:layer="layout" svg:x1="3.1cm" svg:y1="7.7cm" svg:x2="4.5cm" svg:y2="20.995cm" draw:start-shape="id73" draw:start-glue-point="2" draw:end-shape="id78" draw:end-glue-point="3" svg:d="M3100 7700v13295h1400">
          <text:p/>
        </draw:connector>
        <draw:connector draw:style-name="gr3" draw:text-style-name="P1" draw:layer="layout" svg:x1="3.1cm" svg:y1="7.7cm" svg:x2="4.5cm" svg:y2="25.695cm" draw:start-shape="id73" draw:start-glue-point="2" draw:end-shape="id79" draw:end-glue-point="3" svg:d="M3100 7700v17995h1400">
          <text:p/>
        </draw:connector>
        <draw:connector draw:style-name="gr3" draw:text-style-name="P1" draw:layer="layout" svg:x1="3.1cm" svg:y1="7.7cm" svg:x2="4.5cm" svg:y2="23.395cm" draw:start-shape="id73" draw:start-glue-point="2" draw:end-shape="id80" draw:end-glue-point="3" svg:d="M3100 7700v15695h1400">
          <text:p/>
        </draw:connector>
        <draw:connector draw:style-name="gr3" draw:text-style-name="P1" draw:layer="layout" svg:x1="3.1cm" svg:y1="7.7cm" svg:x2="4.5cm" svg:y2="27.995cm" draw:start-shape="id73" draw:start-glue-point="2" draw:end-shape="id81" draw:end-glue-point="3" svg:d="M3100 7700v20295h1400">
          <text:p/>
        </draw:connector>
        <draw:custom-shape draw:style-name="gr25" draw:text-style-name="P4" draw:layer="layout" svg:width="9.8cm" svg:height="2.7cm" svg:x="9.9cm" svg:y="5.3cm">
          <text:p text:style-name="P4">主要在处理模版内部变动</text:p>
          <draw:enhanced-geometry svg:viewBox="0 0 21600 21600" draw:text-areas="800 800 20800 20800" draw:type="round-rectangular-callout" draw:modifiers="-10915.7024793388 15850.129581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xml:id="id82" draw:id="id82" draw:layer="layout" svg:width="14.5cm" svg:height="1.209cm" svg:x="4.5cm" svg:y="10.691cm">
          <text:p text:style-name="P4"><text:span text:style-name="T2">tagcommand</text:span>: <text:span text:style-name="T2">是否要採用 </text:span><text:span text:style-name="T2">tagcommand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7.7cm" svg:x2="4.5cm" svg:y2="11.295cm" draw:start-shape="id73" draw:start-glue-point="2" draw:end-shape="id82" draw:end-glue-point="3" svg:d="M3100 7700v3595h1400">
          <text:p/>
        </draw:connector>
      </draw:page>
      <draw:page draw:name="page9" draw:style-name="dp1" draw:master-page-name="預設">
        <draw:custom-shape draw:style-name="gr8" draw:text-style-name="P2" draw:layer="layout" svg:width="8.5cm" svg:height="1.4cm" svg:x="0.001cm" svg:y="0cm">
          <text:p text:style-name="P1"><text:span text:style-name="T1">$(dom).</text:span><text:span text:style-name="T4">template</text:span><text:span text:style-name="T1">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6" draw:layer="layout" svg:width="18.9cm" svg:height="1.4cm" svg:x="1.6cm" svg:y="2.6cm">
          <text:p text:style-name="P4"><text:span text:style-name="T1">$.template(dom)</text:span><text:span text:style-name="T1">：初始设定 并返回 </text:span><text:span text:style-name="T4">templateCoordina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84" draw:id="id84" draw:layer="layout" svg:width="14.5cm" svg:height="1.123cm" svg:x="5.5cm" svg:y="13.594cm">
          <text:p text:style-name="P4"><text:span text:style-name="T2">Callback-&gt;dataLoading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85" draw:id="id85" draw:layer="layout" svg:width="14.5cm" svg:height="1.123cm" svg:x="5.5cm" svg:y="15.615cm">
          <text:p text:style-name="P4"><text:span text:style-name="T2">Callback-&gt;dataLoad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xml:id="id86" draw:id="id86" draw:layer="layout" svg:width="14.5cm" svg:height="1.123cm" svg:x="5.5cm" svg:y="17.748cm">
          <text:p text:style-name="P4"><text:span text:style-name="T2">Callback-&gt;templateLoading</text:span><text:span text:style-name="T10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xml:id="id87" draw:id="id87" draw:layer="layout" svg:width="14.5cm" svg:height="1.123cm" svg:x="5.5cm" svg:y="19.605cm">
          <text:p text:style-name="P4"><text:span text:style-name="T2">Callback-&gt;templateLoaded</text:span><text:span text:style-name="T10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88" draw:id="id88" draw:layer="layout" svg:width="14.5cm" svg:height="1.123cm" svg:x="5.5cm" svg:y="23.57cm">
          <text:p text:style-name="P4"><text:span text:style-name="T2">Callback-&gt;l</text:span><text:span text:style-name="T1">oad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89" draw:id="id89" draw:layer="layout" svg:width="14.5cm" svg:height="1.123cm" svg:x="5.5cm" svg:y="25.52cm">
          <text:p text:style-name="P4"><text:span text:style-name="T2">Callback-&gt;</text:span><text:span text:style-name="T1">mount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90" draw:id="id90" draw:layer="layout" svg:width="14.5cm" svg:height="1.123cm" svg:x="5.5cm" svg:y="27.377cm">
          <text:p text:style-name="P4"><text:span text:style-name="T2">Callback-&gt;</text:span><text:span text:style-name="T1">unmount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3.3cm" svg:height="1.1cm" svg:x="2.3cm" svg:y="10.3cm">
          <text:p text:style-name="P1"><text:span text:style-name="T1">set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4.155cm" draw:start-shape="id83" draw:start-glue-point="2" draw:end-shape="id84" draw:end-glue-point="3" svg:d="M3950 11400v2755h1550">
          <text:p/>
        </draw:connector>
        <draw:connector draw:style-name="gr3" draw:text-style-name="P1" draw:layer="layout" svg:x1="3.95cm" svg:y1="11.4cm" svg:x2="5.5cm" svg:y2="16.176cm" draw:start-shape="id83" draw:start-glue-point="2" draw:end-shape="id85" draw:end-glue-point="3" svg:d="M3950 11400v4776h1550">
          <text:p/>
        </draw:connector>
        <draw:connector draw:style-name="gr3" draw:text-style-name="P1" draw:layer="layout" svg:x1="3.95cm" svg:y1="11.4cm" svg:x2="5.5cm" svg:y2="18.309cm" draw:start-shape="id83" draw:start-glue-point="2" draw:end-shape="id86" draw:end-glue-point="3" svg:d="M3950 11400v6909h1550">
          <text:p/>
        </draw:connector>
        <draw:connector draw:style-name="gr3" draw:text-style-name="P1" draw:layer="layout" svg:x1="3.95cm" svg:y1="11.4cm" svg:x2="5.5cm" svg:y2="20.166cm" draw:start-shape="id83" draw:start-glue-point="2" draw:end-shape="id87" draw:end-glue-point="3" svg:d="M3950 11400v8766h1550">
          <text:p/>
        </draw:connector>
        <draw:connector draw:style-name="gr3" draw:text-style-name="P1" draw:layer="layout" svg:x1="3.95cm" svg:y1="11.4cm" svg:x2="5.5cm" svg:y2="24.131cm" draw:start-shape="id83" draw:start-glue-point="2" draw:end-shape="id88" draw:end-glue-point="3" svg:d="M3950 11400v12731h1550">
          <text:p/>
        </draw:connector>
        <draw:connector draw:style-name="gr3" draw:text-style-name="P1" draw:layer="layout" svg:x1="3.95cm" svg:y1="11.4cm" svg:x2="5.5cm" svg:y2="26.081cm" draw:start-shape="id83" draw:start-glue-point="2" draw:end-shape="id89" draw:end-glue-point="3" svg:d="M3950 11400v14681h1550">
          <text:p/>
        </draw:connector>
        <draw:connector draw:style-name="gr3" draw:text-style-name="P1" draw:layer="layout" svg:x1="3.95cm" svg:y1="11.4cm" svg:x2="5.5cm" svg:y2="27.938cm" draw:start-shape="id83" draw:start-glue-point="2" draw:end-shape="id90" draw:end-glue-point="3" svg:d="M3950 11400v16538h1550">
          <text:p/>
        </draw:connector>
        <draw:custom-shape draw:style-name="gr25" draw:text-style-name="P16" draw:layer="layout" svg:width="7.9cm" svg:height="2.5cm" svg:x="7cm" svg:y="8.4cm">
          <text:p text:style-name="P4"><text:span text:style-name="T10">主要在处理模版以外</text:span></text:p>
          <text:p text:style-name="P4"><text:span text:style-name="T10">主页面的变动</text:span></text:p>
          <draw:enhanced-geometry svg:viewBox="0 0 21600 21600" draw:text-areas="800 800 20800 20800" draw:type="round-rectangular-callout" draw:modifiers="-3936.71687128212 23292.7628948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6" xml:id="id91" draw:id="id91" draw:layer="layout" svg:width="18.9cm" svg:height="1.4cm" svg:x="1.6cm" svg:y="4.7cm">
          <text:p text:style-name="P4"><text:span text:style-name="T1">$.template(dom).set(options); </text:span><text:span text:style-name="T1">設定 </text:span><text:span text:style-name="T1">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05cm" svg:y1="6.1cm" svg:x2="3.95cm" svg:y2="10.3cm" draw:start-shape="id91" draw:start-glue-point="2" draw:end-shape="id83" draw:end-glue-point="0" svg:d="M11050 6100v2100h-7100v2100">
          <text:p/>
        </draw:connector>
        <draw:custom-shape draw:style-name="gr27" draw:text-style-name="P17" xml:id="id92" draw:id="id92" draw:layer="layout" svg:width="14.5cm" svg:height="1.123cm" svg:x="5.5cm" svg:y="12cm">
          <text:p text:style-name="P4"><text:span text:style-name="T2">Callback-&gt;update</text:span><text:span text:style-name="T9">: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2.561cm" draw:start-shape="id83" draw:start-glue-point="2" draw:end-shape="id92" draw:end-glue-point="3" svg:d="M3950 11400v1161h1550">
          <text:p/>
        </draw:connector>
        <draw:custom-shape draw:style-name="gr13" draw:text-style-name="P17" xml:id="id93" draw:id="id93" draw:layer="layout" svg:width="14.5cm" svg:height="1.123cm" svg:x="5.5cm" svg:y="21.47cm">
          <text:p text:style-name="P4"><text:span text:style-name="T2">Callback-&gt;l</text:span><text:span text:style-name="T1">oading</text:span><text:span text:style-name="T9">: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22.031cm" draw:start-shape="id83" draw:start-glue-point="2" draw:end-shape="id93" draw:end-glue-point="3" svg:d="M3950 11400v10631h1550">
          <text:p/>
        </draw:connector>
      </draw:page>
      <draw:page draw:name="page10" draw:style-name="dp1" draw:master-page-name="預設">
        <draw:custom-shape draw:style-name="gr8" draw:text-style-name="P2" draw:layer="layout" svg:width="8.5cm" svg:height="1.4cm" svg:x="0.003cm" svg:y="0cm">
          <text:p text:style-name="P1"><text:span text:style-name="T1">$.template(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94" draw:id="id94" draw:layer="layout" svg:width="3.1cm" svg:height="1.3cm" svg:x="1cm" svg:y="4.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5" draw:id="id95" draw:layer="layout" svg:width="4.5cm" svg:height="1.3cm" svg:x="9.7cm" svg:y="4.201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4.1cm" svg:y1="4.85cm" svg:x2="9.7cm" svg:y2="4.851cm" draw:start-shape="id94" draw:start-glue-point="1" draw:end-shape="id95" draw:end-glue-point="3" svg:d="M4100 4850l5600 1">
          <text:p text:style-name="P1">*,1</text:p>
        </draw:connector>
        <draw:custom-shape draw:style-name="gr1" draw:text-style-name="P1" xml:id="id96" draw:id="id96" draw:layer="layout" svg:width="3.1cm" svg:height="1.3cm" svg:x="1.001cm" svg:y="9.40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8" draw:id="id98" draw:layer="layout" svg:width="4.5cm" svg:height="1.3cm" svg:x="15.701cm" svg:y="9.302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xml:id="id97" draw:id="id97" draw:layer="layout" svg:width="4.5cm" svg:height="2.398cm" svg:x="7.502cm" svg:y="8.802cm">
          <text:p text:style-name="P14">SwitchTemplate</text:p>
          <text:p text:style-name="P14"><text:span text:style-name="T1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4.101cm" svg:y1="10.052cm" svg:x2="7.502cm" svg:y2="10.001cm" draw:start-shape="id96" draw:start-glue-point="1" draw:end-shape="id97" draw:end-glue-point="3" svg:d="M4101 10052l3401-51">
          <text:p text:style-name="P1">1,1</text:p>
        </draw:connector>
        <draw:connector draw:style-name="gr28" draw:text-style-name="P1" draw:layer="layout" draw:type="line" svg:x1="12.002cm" svg:y1="10.001cm" svg:x2="15.701cm" svg:y2="9.952cm" draw:start-shape="id97" draw:start-glue-point="1" draw:end-shape="id98" draw:end-glue-point="3" svg:d="M12002 10001l3699-49">
          <text:p text:style-name="P1">*,1</text:p>
        </draw:connector>
      </draw:page>
      <draw:page draw:name="page11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$(dom).asyncHtml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11" draw:layer="layout" svg:width="15.8cm" svg:height="2.8cm" svg:x="1.6cm" svg:y="2.6cm">
          <text:p text:style-name="P8"><text:span text:style-name="T1">$.template(dom).</text:span><text:span text:style-name="T4">unmout</text:span><text:span text:style-name="T1">(str)</text:span></text:p>
          <text:p text:style-name="P8"><text:span text:style-name="T1">清空内容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5.8cm" svg:height="7.8cm" svg:x="1.6cm" svg:y="6.7cm">
          <text:p text:style-name="P8"><text:span text:style-name="T1">$.template(dom).</text:span><text:span text:style-name="T4">update</text:span><text:span text:style-name="T1">(</text:span><text:span text:style-name="T1">模版名称，</text:span><text:span text:style-name="T1">data)</text:span></text:p>
          <text:p text:style-name="P8"><text:span text:style-name="T1">更新模版与资料，并渲染</text:span></text:p>
          <text:p text:style-name="P8"><text:span text:style-name="T1"/></text:p>
          <text:p text:style-name="P8"><text:span text:style-name="T1">$.template(dom).temp</text:span><text:span text:style-name="T4">late</text:span><text:span text:style-name="T12">(</text:span><text:span text:style-name="T12">模版名称</text:span><text:span text:style-name="T12">)</text:span></text:p>
          <text:p text:style-name="P8"><text:span text:style-name="T12">更新模版，并渲染</text:span></text:p>
          <text:p text:style-name="P8"><text:span text:style-name="T12"/></text:p>
          <text:p text:style-name="P8"><text:span text:style-name="T12">$.template(dom).d</text:span><text:span text:style-name="T4">ata</text:span><text:span text:style-name="T12">(data)</text:span></text:p>
          <text:p text:style-name="P8"><text:span text:style-name="T12">更新资料，并渲染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5.8cm" svg:height="4.3cm" svg:x="1.6cm" svg:y="15.1cm">
          <text:p text:style-name="P8"><text:span text:style-name="T1">$.template(dom).</text:span><text:span text:style-name="T4">watch</text:span><text:span text:style-name="T1">(data, path)</text:span></text:p>
          <text:p text:style-name="P8"><text:span text:style-name="T1">與 </text:span><text:span text:style-name="T1">_.observe() </text:span><text:span text:style-name="T1">連動，更新 </text:span><text:span text:style-name="T1">data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預設">
        <draw:custom-shape draw:style-name="gr8" draw:text-style-name="P2" draw:layer="layout" svg:width="8.5cm" svg:height="1.4cm" svg:x="0cm" svg:y="0cm">
          <text:p text:style-name="P1"><text:span text:style-name="T1">系統設計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0" draw:text-style-name="P2" xml:id="id99" draw:id="id99" draw:layer="layout" svg:width="5.6cm" svg:height="1cm" svg:x="6.8cm" svg:y="2.6cm">
          <text:p text:style-name="P1"><text:span text:style-name="T1">domContainer</text:span></text:p>
        </draw:rect>
        <draw:custom-shape draw:style-name="gr8" draw:text-style-name="P2" xml:id="id100" draw:id="id100" draw:layer="layout" svg:width="5.2cm" svg:height="1cm" svg:x="7cm" svg:y="4.5cm">
          <text:p text:style-name="P1"><text:span text:style-name="T1">SwitchTemplate</text:span></text:p>
          <draw:enhanced-geometry svg:viewBox="0 0 21600 21600" draw:glue-points="10800 0 0 10800 10800 21600 21600 10800" draw:text-areas="?f3 ?f3 ?f4 ?f4" draw:type="hexagon" draw:modifiers="2001.7688905979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9.6cm" svg:y1="3.6cm" svg:x2="9.6cm" svg:y2="4.5cm" draw:start-shape="id99" draw:start-glue-point="2" draw:end-shape="id100" draw:end-glue-point="4" svg:d="M9600 3600v900">
          <text:p/>
        </draw:connector>
        <draw:custom-shape draw:style-name="gr21" draw:text-style-name="P5" xml:id="id102" draw:id="id102" draw:layer="layout" svg:width="6cm" svg:height="1.689cm" svg:x="3.5cm" svg:y="12.511cm">
          <text:p text:style-name="P4"><text:span text:style-name="T1">從</text:span><text:span text:style-name="T1">component</text:span><text:span text:style-name="T1">池</text:span></text:p>
          <text:p text:style-name="P4"><text:span text:style-name="T1">中取出 </text:span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03" draw:id="id103" draw:layer="layout" svg:width="6cm" svg:height="1.689cm" svg:x="10.6cm" svg:y="12.511cm">
          <text:p text:style-name="P1">非同步取得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xml:id="id101" draw:id="id101" draw:layer="layout" svg:width="2cm" svg:height="2cm" svg:x="8.8cm" svg:y="8.8cm"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" draw:layer="layout" draw:type="curve" svg:x1="9.6cm" svg:y1="5.5cm" svg:x2="9.8cm" svg:y2="8.8cm" draw:start-shape="id100" draw:start-glue-point="6" draw:end-shape="id101" draw:end-glue-point="4" svg:d="M9600 5500c0 2626 200 977 200 3300">
          <text:p text:style-name="P1"><text:span text:style-name="T1">發出任務</text:span></text:p>
        </draw:connector>
        <draw:connector draw:style-name="gr3" draw:text-style-name="P1" draw:layer="layout" svg:x1="9.8cm" svg:y1="10.8cm" svg:x2="6.5cm" svg:y2="12.511cm" draw:start-shape="id101" draw:start-glue-point="8" draw:end-shape="id102" draw:end-glue-point="0" svg:d="M9800 10800v855h-3300v856">
          <text:p/>
        </draw:connector>
        <draw:connector draw:style-name="gr3" draw:text-style-name="P1" draw:layer="layout" svg:x1="9.8cm" svg:y1="10.8cm" svg:x2="13.6cm" svg:y2="12.511cm" draw:start-shape="id101" draw:start-glue-point="8" draw:end-shape="id103" svg:d="M9800 10800v855h3800v856">
          <text:p/>
        </draw:connector>
        <draw:custom-shape draw:style-name="gr1" draw:text-style-name="P10" xml:id="id104" draw:id="id104" draw:layer="layout" svg:width="9.7cm" svg:height="1.7cm" svg:x="5.6cm" svg:y="16.1cm">
          <text:p text:style-name="P4"><text:span text:style-name="T2">呼叫 </text:span><text:span text:style-name="T2">dom.ContainerDataNode</text:span></text:p>
          <text:p text:style-name="P4"><text:span text:style-name="T2">更新 </text:span><text:span text:style-name="T2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cm" svg:y1="14.2cm" svg:x2="10.45cm" svg:y2="16.1cm" draw:start-shape="id102" draw:start-glue-point="2" draw:end-shape="id104" svg:d="M6500 14200v950h3950v950">
          <text:p/>
        </draw:connector>
        <draw:connector draw:style-name="gr3" draw:text-style-name="P1" draw:layer="layout" svg:x1="13.6cm" svg:y1="14.2cm" svg:x2="10.45cm" svg:y2="16.1cm" draw:start-shape="id103" draw:start-glue-point="2" draw:end-shape="id104" draw:end-glue-point="0" svg:d="M13600 14200v950h-3150v950">
          <text:p/>
        </draw:connector>
      </draw:page>
      <draw:page draw:name="page13" draw:style-name="dp1" draw:master-page-name="預設">
        <draw:custom-shape draw:style-name="gr8" draw:text-style-name="P2" draw:layer="layout" svg:width="8.5cm" svg:height="1.4cm" svg:x="-0.099cm" svg:y="0cm">
          <text:p text:style-name="P1"><text:span text:style-name="T1">會用到切換模板的狀況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4.5cm" svg:height="1.3cm" svg:x="0cm" svg:y="3.9cm">
          <text:p text:style-name="P1">a</text:p>
          <draw:enhanced-geometry svg:viewBox="0 0 21600 21600" draw:glue-points="10800 0 0 10800 10800 21600 21600 10800" draw:text-areas="?f3 ?f3 ?f4 ?f4" draw:type="hexagon" draw:modifiers="3351.2587038028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1" draw:text-style-name="P1" xml:id="id105" draw:id="id105" draw:layer="layout" svg:width="3.6cm" svg:height="0.762cm" svg:x="1.1cm" svg:y="7cm">
          <text:p text:style-name="P1">item</text:p>
        </draw:rect>
        <draw:rect draw:style-name="gr11" draw:text-style-name="P1" xml:id="id107" draw:id="id107" draw:layer="layout" svg:width="3.6cm" svg:height="0.762cm" svg:x="1.1cm" svg:y="8.038cm">
          <text:p text:style-name="P1">item</text:p>
        </draw:rect>
        <draw:rect draw:style-name="gr11" draw:text-style-name="P1" xml:id="id108" draw:id="id108" draw:layer="layout" svg:width="3.6cm" svg:height="0.762cm" svg:x="1.1cm" svg:y="9cm">
          <text:p text:style-name="P1">item</text:p>
        </draw:rect>
        <draw:rect draw:style-name="gr11" draw:text-style-name="P1" xml:id="id109" draw:id="id109" draw:layer="layout" svg:width="3.6cm" svg:height="0.762cm" svg:x="1.1cm" svg:y="10.038cm">
          <text:p text:style-name="P1">item</text:p>
        </draw:rect>
        <draw:rect draw:style-name="gr33" draw:text-style-name="P1" xml:id="id106" draw:id="id106" draw:layer="layout" svg:width="4.8cm" svg:height="3.4cm" svg:x="8.4cm" svg:y="7.2cm">
          <text:p text:style-name="P1">切換內容</text:p>
        </draw:rect>
        <draw:connector draw:style-name="gr3" draw:text-style-name="P1" draw:layer="layout" svg:x1="4.7cm" svg:y1="7.381cm" svg:x2="8.4cm" svg:y2="8.9cm" draw:start-shape="id105" draw:start-glue-point="1" draw:end-shape="id106" svg:d="M4700 7381h1850v1519h1850">
          <text:p/>
        </draw:connector>
        <draw:connector draw:style-name="gr3" draw:text-style-name="P1" draw:layer="layout" svg:x1="4.7cm" svg:y1="8.419cm" svg:x2="8.4cm" svg:y2="8.9cm" draw:start-shape="id107" draw:start-glue-point="1" draw:end-shape="id106" svg:d="M4700 8419h1850v481h1850">
          <text:p/>
        </draw:connector>
        <draw:connector draw:style-name="gr3" draw:text-style-name="P1" draw:layer="layout" svg:x1="4.7cm" svg:y1="9.381cm" svg:x2="8.4cm" svg:y2="8.9cm" draw:start-shape="id108" draw:start-glue-point="1" draw:end-shape="id106" draw:end-glue-point="3" svg:d="M4700 9381h1850v-481h1850">
          <text:p/>
        </draw:connector>
        <draw:connector draw:style-name="gr3" draw:text-style-name="P1" draw:layer="layout" svg:x1="4.7cm" svg:y1="10.419cm" svg:x2="8.4cm" svg:y2="8.9cm" draw:start-shape="id109" draw:start-glue-point="1" draw:end-shape="id106" draw:end-glue-point="3" svg:d="M4700 10419h1850v-1519h1850">
          <text:p/>
        </draw:connector>
        <draw:custom-shape draw:style-name="gr34" draw:text-style-name="P2" xml:id="id110" draw:id="id110" draw:layer="layout" svg:width="1.5cm" svg:height="1.5cm" svg:x="6.7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1" draw:id="id111" draw:layer="layout" svg:width="1.5cm" svg:height="1.5cm" svg:x="9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2" draw:id="id112" draw:layer="layout" svg:width="1.5cm" svg:height="1.5cm" svg:x="11.4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3" draw:id="id113" draw:layer="layout" svg:width="1.5cm" svg:height="1.5cm" svg:x="14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curve" svg:x1="7.45cm" svg:y1="12.4cm" svg:x2="10.8cm" svg:y2="10.6cm" draw:start-shape="id110" draw:start-glue-point="4" draw:end-shape="id106" draw:end-glue-point="2" svg:d="M7450 12400c0-1350 3350-450 3350-1800">
          <text:p/>
        </draw:connector>
        <draw:connector draw:style-name="gr35" draw:text-style-name="P1" draw:layer="layout" draw:type="curve" svg:x1="9.75cm" svg:y1="12.4cm" svg:x2="10.8cm" svg:y2="10.6cm" draw:start-shape="id111" draw:start-glue-point="4" draw:end-shape="id106" draw:end-glue-point="2" svg:d="M9750 12400c0-1350 1050-450 1050-1800">
          <text:p/>
        </draw:connector>
        <draw:connector draw:style-name="gr35" draw:text-style-name="P1" draw:layer="layout" draw:type="curve" svg:x1="12.15cm" svg:y1="12.4cm" svg:x2="10.8cm" svg:y2="10.6cm" draw:start-shape="id112" draw:start-glue-point="4" draw:end-shape="id106" draw:end-glue-point="2" svg:d="M12150 12400c0-1350-1350-450-1350-1800">
          <text:p/>
        </draw:connector>
        <draw:connector draw:style-name="gr35" draw:text-style-name="P1" draw:layer="layout" draw:type="curve" svg:x1="14.75cm" svg:y1="12.4cm" svg:x2="10.8cm" svg:y2="10.6cm" draw:start-shape="id113" draw:start-glue-point="4" draw:end-shape="id106" draw:end-glue-point="2" svg:d="M14750 12400c0-1350-3950-450-3950-1800">
          <text:p/>
        </draw:connector>
        <draw:custom-shape draw:style-name="gr29" draw:text-style-name="P1" draw:layer="layout" svg:width="4.5cm" svg:height="1.3cm" svg:x="0cm" svg:y="14.501cm">
          <text:p text:style-name="P1">b</text:p>
          <draw:enhanced-geometry svg:viewBox="0 0 21600 21600" draw:glue-points="10800 0 0 10800 10800 21600 21600 10800" draw:text-areas="?f3 ?f3 ?f4 ?f4" draw:type="hexagon" draw:modifiers="3351.2587038028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36" draw:text-style-name="P1" draw:layer="layout" svg:width="8.2cm" svg:height="9.8cm" svg:x="4.1cm" svg:y="17.6cm">
          <text:p/>
        </draw:rect>
        <draw:rect draw:style-name="gr33" draw:text-style-name="P1" xml:id="id114" draw:id="id114" draw:layer="layout" svg:width="6cm" svg:height="3cm" svg:x="5.3cm" svg:y="23.5cm">
          <text:p text:style-name="P1">切換</text:p>
          <text:p text:style-name="P1">顯示各種輸入介面</text:p>
        </draw:rect>
        <draw:custom-shape draw:style-name="gr37" draw:text-style-name="P1" xml:id="id115" draw:id="id115" draw:layer="layout" svg:width="3.1cm" svg:height="1.5cm" svg:x="6.7cm" svg:y="18.9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8.3cm" svg:y1="23.5cm" svg:x2="8.25cm" svg:y2="20.4cm" draw:start-shape="id114" draw:start-glue-point="0" draw:end-shape="id115" svg:d="M8300 23500v-501l-50-2097v-502">
          <text:p text:style-name="P1">emit</text:p>
        </draw:connector>
        <draw:custom-shape draw:style-name="gr34" draw:text-style-name="P2" xml:id="id116" draw:id="id116" draw:layer="layout" svg:width="1.5cm" svg:height="1.5cm" svg:x="15.7cm" svg:y="18.3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7" draw:id="id117" draw:layer="layout" svg:width="1.5cm" svg:height="1.5cm" svg:x="15.7cm" svg:y="20.7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8" draw:id="id118" draw:layer="layout" svg:width="1.5cm" svg:height="1.5cm" svg:x="15.7cm" svg:y="23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9" draw:id="id119" draw:layer="layout" svg:width="1.5cm" svg:height="1.5cm" svg:x="15.7cm" svg:y="25.1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15.7cm" svg:y1="19.05cm" svg:x2="11.3cm" svg:y2="25cm" draw:start-shape="id116" draw:start-glue-point="6" draw:end-shape="id114" svg:d="M15700 19050c-3300 0-1100 5950-4400 5950">
          <text:p/>
        </draw:connector>
        <draw:connector draw:style-name="gr38" draw:text-style-name="P1" draw:layer="layout" draw:type="curve" svg:x1="15.7cm" svg:y1="21.45cm" svg:x2="11.3cm" svg:y2="25cm" draw:start-shape="id117" draw:start-glue-point="6" draw:end-shape="id114" svg:d="M15700 21450c-3300 0-1100 3550-4400 3550">
          <text:p/>
        </draw:connector>
        <draw:connector draw:style-name="gr38" draw:text-style-name="P1" draw:layer="layout" draw:type="curve" svg:x1="15.7cm" svg:y1="23.75cm" svg:x2="11.3cm" svg:y2="25cm" draw:start-shape="id118" draw:start-glue-point="6" draw:end-shape="id114" svg:d="M15700 23750c-3300 0-1100 1250-4400 1250">
          <text:p/>
        </draw:connector>
        <draw:connector draw:style-name="gr38" draw:text-style-name="P1" draw:layer="layout" draw:type="curve" svg:x1="15.7cm" svg:y1="25.85cm" svg:x2="11.3cm" svg:y2="25cm" draw:start-shape="id119" draw:start-glue-point="6" draw:end-shape="id114" draw:end-glue-point="1" svg:d="M15700 25850c-3300 0-1100-850-4400-850">
          <text:p/>
        </draw:connector>
      </draw:page>
      <draw:page draw:name="page14" draw:style-name="dp1" draw:master-page-name="預設">
        <draw:rect draw:style-name="gr36" draw:text-style-name="P1" draw:layer="layout" svg:width="8.2cm" svg:height="9.8cm" svg:x="6cm" svg:y="1.9cm">
          <text:p/>
        </draw:rect>
        <draw:rect draw:style-name="gr33" draw:text-style-name="P1" xml:id="id120" draw:id="id120" draw:layer="layout" svg:width="6cm" svg:height="3cm" svg:x="7.2cm" svg:y="7.8cm">
          <text:p text:style-name="P1">切換</text:p>
          <text:p text:style-name="P1">顯示各種輸入介面</text:p>
        </draw:rect>
        <draw:custom-shape draw:style-name="gr37" draw:text-style-name="P1" xml:id="id121" draw:id="id121" draw:layer="layout" svg:width="3.1cm" svg:height="1.5cm" svg:x="8.6cm" svg:y="3.2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0.2cm" svg:y1="7.8cm" svg:x2="10.15cm" svg:y2="4.7cm" draw:start-shape="id120" draw:start-glue-point="0" draw:end-shape="id121" svg:d="M10200 7800v-501l-50-2097v-502">
          <text:p text:style-name="P1">emit</text:p>
        </draw:connector>
        <draw:custom-shape draw:style-name="gr34" draw:text-style-name="P2" xml:id="id122" draw:id="id122" draw:layer="layout" svg:width="1.5cm" svg:height="1.5cm" svg:x="4.6cm" svg:y="13.9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23" draw:id="id123" draw:layer="layout" svg:width="1.5cm" svg:height="1.5cm" svg:x="9.5cm" svg:y="13.9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24" draw:id="id124" draw:layer="layout" svg:width="1.5cm" svg:height="1.5cm" svg:x="14.5cm" svg:y="13.9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25" draw:id="id125" draw:layer="layout" draw:type="line" svg:x1="6.1cm" svg:y1="14.65cm" svg:x2="9.5cm" svg:y2="14.65cm" draw:start-shape="id122" draw:start-glue-point="10" draw:end-shape="id123" draw:end-glue-point="6" svg:d="M6100 14650h3400">
          <text:p text:style-name="P1"/>
          <text:p text:style-name="P1"/>
          <text:p text:style-name="P1">切換</text:p>
          <text:p text:style-name="P1">資料傳遞</text:p>
        </draw:connector>
        <draw:connector draw:style-name="gr4" draw:text-style-name="P1" draw:layer="layout" draw:type="line" svg:x1="11cm" svg:y1="14.65cm" svg:x2="14.5cm" svg:y2="14.65cm" draw:start-shape="id123" draw:start-glue-point="10" draw:end-shape="id124" draw:end-glue-point="6" svg:d="M11000 14650h3500">
          <text:p text:style-name="P1"/>
          <text:p text:style-name="P1"/>
          <text:p text:style-name="P1">切換</text:p>
          <text:p text:style-name="P1">資料傳遞</text:p>
        </draw:connector>
        <draw:connector draw:style-name="gr38" draw:text-style-name="P1" draw:layer="layout" draw:type="curve" svg:x1="5.35cm" svg:y1="13.9cm" svg:x2="10.2cm" svg:y2="10.8cm" draw:start-shape="id122" draw:start-glue-point="4" draw:end-shape="id120" draw:end-glue-point="2" svg:d="M5350 13900c0-2325 4850-775 4850-3100">
          <text:p/>
        </draw:connector>
        <draw:connector draw:style-name="gr38" draw:text-style-name="P1" draw:layer="layout" draw:type="curve" svg:x1="10.25cm" svg:y1="13.9cm" svg:x2="10.2cm" svg:y2="10.8cm" draw:start-shape="id123" draw:start-glue-point="4" draw:end-shape="id120" svg:d="M10250 13900c0-2325-50-775-50-3100">
          <text:p/>
        </draw:connector>
        <draw:connector draw:style-name="gr38" draw:text-style-name="P1" draw:layer="layout" draw:type="curve" svg:x1="15.25cm" svg:y1="13.9cm" svg:x2="10.2cm" svg:y2="10.8cm" draw:start-shape="id124" draw:start-glue-point="4" draw:end-shape="id120" draw:end-glue-point="2" svg:d="M15250 13900c0-2325-5050-775-5050-3100">
          <text:p/>
        </draw:connector>
        <draw:custom-shape draw:style-name="gr29" draw:text-style-name="P1" draw:layer="layout" svg:width="4.5cm" svg:height="1.3cm" svg:x="0.001cm" svg:y="0.4cm">
          <text:p text:style-name="P1">c</text:p>
          <draw:enhanced-geometry svg:viewBox="0 0 21600 21600" draw:glue-points="10800 0 0 10800 10800 21600 21600 10800" draw:text-areas="?f3 ?f3 ?f4 ?f4" draw:type="hexagon" draw:modifiers="3351.2587038028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0" xml:id="id126" draw:id="id126" draw:layer="layout" svg:width="10.3cm" svg:height="4.2cm" svg:x="5.9cm" svg:y="18.9cm">
          <text:p text:style-name="P8"><text:span text:style-name="T2">預設沒有放入歷史</text:span></text:p>
          <text:p text:style-name="P8"><text:span text:style-name="T2">flashData </text:span><text:span text:style-name="T2">放在 </text:span><text:span text:style-name="T13">sessionStorage</text:span></text:p>
          <text:p text:style-name="P8"><text:span text:style-name="T13">--------------------------------------------------</text:span></text:p>
          <text:p text:style-name="P8"><text:span text:style-name="T2">可以考慮放入歷史紀錄</text:span></text:p>
          <text:p text:style-name="P8"><text:span text:style-name="T2">flashData </text:span><text:span text:style-name="T2">會讀 </text:span><text:span text:style-name="T13">historyData</text:span><text:span text:style-name="T2">, </text:span><text:span text:style-name="T13">sessionStorage</text:span></text:p>
          <text:p text:style-name="P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curve" svg:x1="7.8cm" svg:y1="14.65cm" svg:x2="11.05cm" svg:y2="18.9cm" draw:start-shape="id125" draw:start-glue-point="0" draw:end-shape="id126" draw:end-glue-point="0" svg:d="M7800 14650c0 4278 3250 2153 3250 4250">
          <text:p/>
        </draw:connector>
      </draw:page>
      <draw:page draw:name="page15" draw:style-name="dp1" draw:master-page-name="預設">
        <draw:custom-shape draw:style-name="gr8" draw:text-style-name="P2" draw:layer="layout" svg:width="8.5cm" svg:height="1.4cm" svg:x="0.002cm" svg:y="0cm">
          <text:p text:style-name="P2"><text:span text:style-name="T1">切換模板的使用方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2" xml:id="id127" draw:id="id127" draw:layer="layout" svg:width="4.6cm" svg:height="0.8cm" svg:x="1.75cm" svg:y="6.2cm">
          <text:p text:style-name="P2"><text:span text:style-name="T1">container</text:span></text:p>
          <draw:enhanced-geometry svg:viewBox="0 0 21600 21600" draw:glue-points="10800 0 0 10800 10800 21600 21600 10800" draw:text-areas="?f3 ?f3 ?f4 ?f4" draw:type="hexagon" draw:modifiers="1228.8973384030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128" draw:id="id128" draw:layer="layout" svg:width="10.5cm" svg:height="7.9cm" svg:x="9.5cm" svg:y="5.7cm">
          <text:p text:style-name="P5"><text:span text:style-name="T1">事件會攜帶資料</text:span><text:span text:style-name="T1">&gt;&gt;</text:span></text:p>
          <text:p text:style-name="P5"><text:span text:style-name="T1"/></text:p>
          <text:list text:style-name="L1">
            <text:list-item>
              <text:p text:style-name="P5"><text:span text:style-name="T1">事件名稱</text:span></text:p>
            </text:list-item>
            <text:list-item>
              <text:p text:style-name="P5"><text:span text:style-name="T1">發出的 </text:span><text:span text:style-name="T1">component.name</text:span></text:p>
            </text:list-item>
            <text:list-item>
              <text:p text:style-name="P5"><text:span text:style-name="T1">prev_component: </text:span><text:span text:style-name="T1">切換的上一個 </text:span><text:span text:style-name="T1">component</text:span></text:p>
            </text:list-item>
            <text:list-item>
              <text:p text:style-name="P5"><text:span text:style-name="T1">data </text:span><text:span text:style-name="T1">資料</text:span></text:p>
            </text:list-item>
          </text:list>
          <text:p text:style-name="P5"><text:span text:style-name="T1"/></text:p>
          <text:p text:style-name="P5"><text:span text:style-name="T4">使用者在外部藉由此決定該如何做</text:span></text:p>
          <text:p text:style-name="P5"><text:span text:style-name="T1"/></text:p>
          <text:list text:continue-numbering="true" text:style-name="L1">
            <text:list-item>
              <text:p text:style-name="P5"><text:span text:style-name="T1">更新外部資料</text:span></text:p>
            </text:list-item>
            <text:list-item>
              <text:p text:style-name="P5"><text:span text:style-name="T1">或切換 </text:span><text:span text:style-name="T1">component</text:span></text:p>
            </text:list-item>
          </text:list>
          <text:p text:style-name="P5"><text:span text:style-name="T1"/></text:p>
          <draw:enhanced-geometry svg:viewBox="0 0 21600 21600" draw:path-stretchpoint-x="10800" draw:path-stretchpoint-y="10800" draw:text-areas="?f3 ?f4 ?f5 ?f6" draw:type="round-rectangle" draw:modifiers="2244.456347080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-1.099cm" svg:x1="4.05cm" svg:y1="6.2cm" svg:x2="14.75cm" svg:y2="5.7cm" draw:start-shape="id127" draw:start-glue-point="4" draw:end-shape="id128" svg:d="M4050 6200v-2100h10700v1600">
          <text:p text:style-name="P1">監聽 dom 事件</text:p>
        </draw:connector>
        <draw:custom-shape draw:style-name="gr40" draw:text-style-name="P2" xml:id="id129" draw:id="id129" draw:layer="layout" svg:width="5.5cm" svg:height="3.4cm" svg:x="1.3cm" svg:y="8.4cm">
          <text:p text:style-name="P2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4.05cm" svg:y1="8.4cm" svg:x2="4.05cm" svg:y2="7cm" draw:start-shape="id129" draw:start-glue-point="0" draw:end-shape="id127" draw:end-glue-point="6" svg:d="M4050 8400v-1400">
          <text:p/>
        </draw:connector>
        <draw:custom-shape draw:style-name="gr42" draw:text-style-name="P1" xml:id="id130" draw:id="id130" draw:layer="layout" svg:width="1.9cm" svg:height="0.6cm" svg:x="2cm" svg:y="9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32" draw:id="id132" draw:layer="layout" svg:width="1.9cm" svg:height="0.6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31" draw:id="id131" draw:layer="layout" svg:width="3.5cm" svg:height="1.5cm" svg:x="4.1cm" svg:y="13.1cm">
          <text:p text:style-name="P2"><text:span text:style-name="T1">發出命令</text:span></text:p>
          <text:p text:style-name="P2"><text:span text:style-name="T1">e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curve" svg:x1="3.9cm" svg:y1="10.1cm" svg:x2="5.85cm" svg:y2="13.1cm" draw:start-shape="id130" draw:start-glue-point="1" draw:end-shape="id131" draw:end-glue-point="0" svg:d="M3900 10100c1300 0 1950 1000 1950 3000">
          <text:p/>
        </draw:connector>
        <draw:connector draw:style-name="gr39" draw:text-style-name="P1" draw:layer="layout" draw:type="curve" svg:x1="3.9cm" svg:y1="11cm" svg:x2="5.85cm" svg:y2="13.1cm" draw:start-shape="id132" draw:start-glue-point="1" draw:end-shape="id131" draw:end-glue-point="4" svg:d="M3900 11000c1300 0 1950 700 1950 2100">
          <text:p/>
        </draw:connector>
        <draw:custom-shape draw:style-name="gr13" draw:text-style-name="P2" xml:id="id134" draw:id="id134" draw:layer="layout" svg:width="4.6cm" svg:height="0.8cm" svg:x="1.45cm" svg:y="18.6cm">
          <text:p text:style-name="P2"><text:span text:style-name="T1">container</text:span></text:p>
          <draw:enhanced-geometry svg:viewBox="0 0 21600 21600" draw:glue-points="10800 0 0 10800 10800 21600 21600 10800" draw:text-areas="?f3 ?f3 ?f4 ?f4" draw:type="hexagon" draw:modifiers="1228.8973384030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2" xml:id="id133" draw:id="id133" draw:layer="layout" svg:width="5.5cm" svg:height="3.4cm" svg:x="1cm" svg:y="20.8cm">
          <text:p text:style-name="P2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3.75cm" svg:y1="20.8cm" svg:x2="3.75cm" svg:y2="19.4cm" draw:start-shape="id133" draw:start-glue-point="0" draw:end-shape="id134" draw:end-glue-point="6" svg:d="M3750 20800v-1400">
          <text:p/>
        </draw:connector>
        <draw:custom-shape draw:style-name="gr42" draw:text-style-name="P1" xml:id="id135" draw:id="id135" draw:layer="layout" svg:width="1.9cm" svg:height="0.6cm" svg:x="1.7cm" svg:y="22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37" draw:id="id137" draw:layer="layout" svg:width="1.9cm" svg:height="0.6cm" svg:x="1.7cm" svg:y="2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136" draw:id="id136" draw:layer="layout" svg:width="10.8cm" svg:height="6.2cm" svg:x="9.2cm" svg:y="18.3cm">
          <text:p text:style-name="P5"><text:span text:style-name="T1">已經確定知道各 </text:span><text:span text:style-name="T1">componenrt</text:span><text:span text:style-name="T1">的名稱</text:span></text:p>
          <text:p text:style-name="P5"><text:span text:style-name="T1">($default_componentName)</text:span></text:p>
          <text:p text:style-name="P5"><text:span text:style-name="T1">可在命令內部直接</text:span></text:p>
          <text:p text:style-name="P5"><text:span text:style-name="T1"/></text:p>
          <text:p text:style-name="P5"><text:span text:style-name="T1">設置 </text:span><text:span text:style-name="T1">flashData</text:span></text:p>
          <text:p text:style-name="P5"><text:span text:style-name="T1"/></text:p>
          <text:p text:style-name="P5"><text:span text:style-name="T1">指定切換下一個 </text:span><text:span text:style-name="T1">component</text:span></text:p>
          <text:p text:style-name="P5"><text:span text:style-name="T1"/></text:p>
          <text:p text:style-name="P5"><text:span text:style-name="T1">不需要發出 </text:span><text:span text:style-name="T1">emit</text:span></text:p>
          <draw:enhanced-geometry svg:viewBox="0 0 21600 21600" draw:path-stretchpoint-x="10800" draw:path-stretchpoint-y="10800" draw:text-areas="?f3 ?f4 ?f5 ?f6" draw:type="round-rectangle" draw:modifiers="2254.3761128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3.6cm" svg:y1="22.5cm" svg:x2="9.2cm" svg:y2="21.4cm" draw:start-shape="id135" draw:start-glue-point="1" draw:end-shape="id136" draw:end-glue-point="3" svg:d="M3600 22500h501l4598-1100h501">
          <text:p/>
        </draw:connector>
        <draw:connector draw:style-name="gr3" draw:text-style-name="P1" draw:layer="layout" draw:type="lines" svg:x1="3.6cm" svg:y1="23.4cm" svg:x2="9.2cm" svg:y2="21.4cm" draw:start-shape="id137" draw:start-glue-point="1" draw:end-shape="id136" draw:end-glue-point="3" svg:d="M3600 23400h501l4598-2000h501">
          <text:p/>
        </draw:connector>
      </draw:page>
      <draw:page draw:name="page16" draw:style-name="dp1" draw:master-page-name="預設">
        <draw:custom-shape draw:style-name="gr8" draw:text-style-name="P2" draw:layer="layout" svg:width="8.5cm" svg:height="1.4cm" svg:x="0.003cm" svg:y="0cm">
          <text:p text:style-name="P2"><text:span text:style-name="T1">切換模板是否使用 </text:span><text:span text:style-name="T1">history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18" xml:id="id138" draw:id="id138" draw:layer="layout" svg:width="10.6cm" svg:height="1cm" svg:x="2.2cm" svg:y="3.1cm">
          <text:p text:style-name="P18">&lt;div <text:span text:style-name="T14">history='true'</text:span>&gt;&lt;/div&gt;</text:p>
          <draw:enhanced-geometry svg:viewBox="0 0 21600 21600" draw:glue-points="10800 0 0 10800 10800 21600 21600 10800" draw:text-areas="?f3 ?f3 ?f4 ?f4" draw:type="hexagon" draw:modifiers="1108.4237336100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3" xml:id="id139" draw:id="id139" draw:layer="layout" svg:width="5.5cm" svg:height="1.6cm" svg:x="10.3cm" svg:y="4.8cm">
          <text:p text:style-name="P3">設定的方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7.5cm" svg:y1="4.1cm" svg:x2="10.3cm" svg:y2="5.6cm" draw:start-shape="id138" draw:start-glue-point="6" draw:end-shape="id139" draw:end-glue-point="3" svg:d="M7500 4100c0 1000 933 1500 2800 1500">
          <text:p/>
        </draw:connector>
        <draw:custom-shape draw:style-name="gr1" draw:text-style-name="P1" xml:id="id140" draw:id="id140" draw:layer="layout" svg:width="4.2cm" svg:height="2.1cm" svg:x="1.6cm" svg:y="15.8cm">
          <text:p text:style-name="P1">component(A)</text:p>
          <text:p text:style-name="P1">$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41" draw:id="id141" draw:layer="layout" svg:width="4.2cm" svg:height="2.1cm" svg:x="10.3cm" svg:y="15.8cm">
          <text:p text:style-name="P1">component(B)</text:p>
          <text:p text:style-name="P1">$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699cm" svg:x1="3.7cm" svg:y1="15.8cm" svg:x2="12.4cm" svg:y2="15.8cm" draw:start-shape="id140" draw:start-glue-point="0" draw:end-shape="id141" svg:d="M3700 15800v-1200h8700v1200">
          <text:p/>
        </draw:connector>
        <draw:connector draw:style-name="gr3" draw:text-style-name="P1" draw:layer="layout" draw:line-skew="0.699cm" svg:x1="12.4cm" svg:y1="17.9cm" svg:x2="3.7cm" svg:y2="17.9cm" draw:start-shape="id141" draw:start-glue-point="2" draw:end-shape="id140" draw:end-glue-point="2" svg:d="M12400 17900v1200h-8700v-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30T20:15:53.35</meta:creation-date>
    <meta:generator>OpenOffice/4.1.5$Win32 OpenOffice.org_project/415m1$Build-9789</meta:generator>
    <dc:date>2019-04-20T20:49:09.78</dc:date>
    <meta:editing-duration>P2DT4H16M53S</meta:editing-duration>
    <meta:editing-cycles>150</meta:editing-cycles>
    <meta:document-statistic meta:object-count="294"/>
  </office:meta>
</office:document-meta>
</file>